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3.15" style:family="table-row">
      <style:table-row-properties style:min-row-height="0.635cm"/>
    </style:style>
    <style:style style:name="Tabla1" style:family="table">
      <style:table-properties style:width="17.542cm" table:align="left"/>
    </style:style>
    <style:style style:name="Tabla1.A" style:family="table-column">
      <style:table-column-properties style:column-width="4.396cm"/>
    </style:style>
    <style:style style:name="Tabla1.B" style:family="table-column">
      <style:table-column-properties style:column-width="4.397cm"/>
    </style:style>
    <style:style style:name="Tabla1.D" style:family="table-column">
      <style:table-column-properties style:column-width="4.352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D5" style:family="table-cell" style:data-style-name="N37">
      <style:table-cell-properties fo:padding="0.097cm" fo:border-left="0.002cm solid #000000" fo:border-right="0.002cm solid #000000" fo:border-top="none" fo:border-bottom="0.002cm solid #000000"/>
    </style:style>
    <style:style style:name="Tabla1.B1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5" style:family="table-row">
      <style:table-row-properties style:min-row-height="0.619cm"/>
    </style:style>
    <style:style style:name="Tabla2.B11"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B11"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7.59cm" table:align="margins"/>
    </style:style>
    <style:style style:name="Tabla15.A" style:family="table-column">
      <style:table-column-properties style:column-width="4.397cm" style:rel-column-width="16383*"/>
    </style:style>
    <style:style style:name="Tabla15.B" style:family="table-column">
      <style:table-column-properties style:column-width="4.397cm" style:rel-column-width="16384*"/>
    </style:style>
    <style:style style:name="Tabla15.D" style:family="table-column">
      <style:table-column-properties style:column-width="4.397cm" style:rel-column-width="16385*"/>
    </style:style>
    <style:style style:name="Tabla15.A1" style:family="table-cell">
      <style:table-cell-properties fo:padding="0.097cm" fo:border-left="0.002cm solid #000000" fo:border-right="none" fo:border-top="0.002cm solid #000000" fo:border-bottom="0.002cm solid #000000"/>
    </style:style>
    <style:style style:name="Tabla15.D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D2" style:family="table-cell">
      <style:table-cell-properties fo:padding="0.097cm" fo:border-left="0.002cm solid #000000" fo:border-right="0.002cm solid #000000" fo:border-top="none" fo:border-bottom="0.002cm solid #000000"/>
    </style:style>
    <style:style style:name="Tabla15.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1" style:family="table-row">
      <style:table-row-properties style:min-row-height="1.693cm"/>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7.59cm" table:align="margins"/>
    </style:style>
    <style:style style:name="Tabla14.A" style:family="table-column">
      <style:table-column-properties style:column-width="4.397cm" style:rel-column-width="16383*"/>
    </style:style>
    <style:style style:name="Tabla14.B" style:family="table-column">
      <style:table-column-properties style:column-width="4.397cm" style:rel-column-width="16384*"/>
    </style:style>
    <style:style style:name="Tabla14.D" style:family="table-column">
      <style:table-column-properties style:column-width="4.397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text-properties fo:font-weight="bold" style:font-weight-asian="bold" style:font-weight-complex="bold"/>
    </style:style>
    <style:style style:name="P4" style:family="paragraph" style:parent-style-name="Table_20_Contents">
      <style:text-properties fo:font-weight="bold" officeooo:paragraph-rsid="00127509" style:font-weight-asian="bold" style:font-weight-complex="bold"/>
    </style:style>
    <style:style style:name="P5" style:family="paragraph" style:parent-style-name="Table_20_Contents">
      <style:text-properties style:text-underline-style="none" fo:font-weight="normal" style:font-weight-asian="normal" style:font-weight-complex="normal"/>
    </style:style>
    <style:style style:name="P6"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7" style:family="paragraph" style:parent-style-name="Table_20_Contents">
      <style:paragraph-properties fo:text-align="justify" style:justify-single-word="false"/>
      <style:text-properties fo:font-weight="normal" style:font-weight-asian="normal" style:font-weight-complex="normal"/>
    </style:style>
    <style:style style:name="P8" style:family="paragraph" style:parent-style-name="Table_20_Contents">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able_20_Contents">
      <style:paragraph-properties fo:text-align="justify" style:justify-single-word="false"/>
      <style:text-properties style:text-position="0% 100%" style:text-underline-style="none" fo:font-weight="normal" style:font-weight-asian="normal" style:font-weight-complex="normal"/>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0127509" officeooo:paragraph-rsid="00127509"/>
    </style:style>
    <style:style style:name="P16" style:family="paragraph" style:parent-style-name="Table_20_Contents">
      <style:paragraph-properties fo:text-align="justify"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officeooo:paragraph-rsid="0013e3a0" style:font-weight-asian="normal" style:font-weight-complex="normal"/>
    </style:style>
    <style:style style:name="P18" style:family="paragraph" style:parent-style-name="Table_20_Contents">
      <style:paragraph-properties fo:text-align="justify" style:justify-single-word="false"/>
      <style:text-properties style:text-underline-style="none" fo:font-weight="normal" officeooo:paragraph-rsid="0013e3a0"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13e3a0"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3a0" style:font-style-asian="normal" style:font-style-complex="normal"/>
    </style:style>
    <style:style style:name="T7" style:family="text">
      <style:text-properties officeooo:rsid="00127509"/>
    </style:style>
    <style:style style:name="T8" style:family="text">
      <style:text-properties officeooo:rsid="0013e3a0"/>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3">Función del requerimiento: <text:span text:style-name="T1">Permitir que un </text:span><text:span text:style-name="T4">Pasajero</text:span><text:span text:style-name="T1"> pueda adquirir solo una tarjeta personalizada y una o mas genéricas.</text:span></text:p>
          </table:table-cell>
          <table:covered-table-cell/>
          <table:table-cell table:style-name="Tabla3.A1" office:value-type="string">
            <text:p text:style-name="P13">Identificador</text:p>
          </table:table-cell>
          <table:table-cell table:style-name="Tabla3.D1" office:value-type="string">
            <text:p text:style-name="Standard">3.1.1</text:p>
          </table:table-cell>
        </table:table-row>
        <table:table-row>
          <table:table-cell table:style-name="Tabla3.A2" office:value-type="string">
            <text:p text:style-name="P1">Estado</text:p>
          </table:table-cell>
          <table:table-cell table:style-name="Tabla3.A2" office:value-type="string">
            <text:p text:style-name="P14">Análisis</text:p>
          </table:table-cell>
          <table:table-cell table:style-name="Tabla3.A2" office:value-type="string">
            <text:p text:style-name="P1">Tipo de requerimiento</text:p>
          </table:table-cell>
          <table:table-cell table:style-name="Tabla3.D2" office:value-type="string">
            <text:p text:style-name="P5">Funcional</text:p>
          </table:table-cell>
        </table:table-row>
        <table:table-row>
          <table:table-cell table:style-name="Tabla3.A2" office:value-type="string">
            <text:p text:style-name="P1">Creado por</text:p>
          </table:table-cell>
          <table:table-cell table:style-name="Tabla3.A2" office:value-type="string">
            <text:p text:style-name="Standard">Luis Felipe Vargas</text:p>
          </table:table-cell>
          <table:table-cell table:style-name="Tabla3.A2" office:value-type="string">
            <text:p text:style-name="P13">Fecha creación</text:p>
          </table:table-cell>
          <table:table-cell table:style-name="Tabla3.D2" office:value-type="string">
            <text:p text:style-name="Standard">08 Septiembre 2011</text:p>
          </table:table-cell>
        </table:table-row>
        <table:table-row>
          <table:table-cell table:style-name="Tabla3.A2" office:value-type="string">
            <text:p text:style-name="P1"><text:s/>Actualizado por</text:p>
          </table:table-cell>
          <table:table-cell table:style-name="Tabla3.A2" office:value-type="string">
            <text:p text:style-name="Standard">Yerminson <text:s/>Gonzalez Muñoz</text:p>
          </table:table-cell>
          <table:table-cell table:style-name="Tabla3.A2" office:value-type="string">
            <text:p text:style-name="P13">Fecha actualización</text:p>
          </table:table-cell>
          <table:table-cell table:style-name="Tabla3.D2" office:value-type="string">
            <text:p text:style-name="Standard">11 Septiembre 2011</text:p>
          </table:table-cell>
        </table:table-row>
        <table:table-row>
          <table:table-cell table:style-name="Tabla3.A2" office:value-type="string">
            <text:p text:style-name="P1">Descripción</text:p>
          </table:table-cell>
          <table:table-cell table:style-name="Tabla3.D2" table:number-columns-spanned="3" office:value-type="string">
            <text:p text:style-name="P6">El sistema debe permitir que un <text:span text:style-name="T2">Pasajero </text:span>tenga una sola tarjeta personalizada y varias genéricas para lo cual es necesario verificar si un <text:span text:style-name="T2">Pasajero</text:span> ya posee una tarjeta personalizada para no dejarlo adquirir una nueva, es decir solo puede tener una personalizada, sin embargo puede solicitar una o mas genéricas en caso de requerir mas tarjetas.</text:p>
          </table:table-cell>
          <table:covered-table-cell/>
          <table:covered-table-cell/>
        </table:table-row>
        <table:table-row>
          <table:table-cell table:style-name="Tabla3.A2" office:value-type="string">
            <text:p text:style-name="P1">Datos de entrada</text:p>
          </table:table-cell>
          <table:table-cell table:style-name="Tabla3.D2" table:number-columns-spanned="3" office:value-type="string">
            <text:p text:style-name="P7">El sistema a la hora de vender una tarjeta personalizada recibe datos como el número de pin y la cédula, nombre, apellidos, teléfono, dirección, email y fecha de nacimiento. El sistema a la hora de vender una tarjeta genérica recibe el número pin.</text:p>
          </table:table-cell>
          <table:covered-table-cell/>
          <table:covered-table-cell/>
        </table:table-row>
        <table:table-row>
          <table:table-cell table:style-name="Tabla3.A2" office:value-type="string">
            <text:p text:style-name="P1">Datos de salida</text:p>
          </table:table-cell>
          <table:table-cell table:style-name="Tabla3.D2" table:number-columns-spanned="3" office:value-type="string">
            <text:p text:style-name="P7">El sistema muestra un mensaje al <text:span text:style-name="T2">Auxiliar</text:span> en caso de que el <text:span text:style-name="T2">Pasajero</text:span> tenga otra tarjeta personalizada a su nombre. El sistema informa el éxito del registro y venta de la tarjeta genérica.</text:p>
          </table:table-cell>
          <table:covered-table-cell/>
          <table:covered-table-cell/>
        </table:table-row>
        <table:table-row>
          <table:table-cell table:style-name="Tabla3.A2" office:value-type="string">
            <text:p text:style-name="P1">Resultados esperados</text:p>
          </table:table-cell>
          <table:table-cell table:style-name="Tabla3.D2" table:number-columns-spanned="3" office:value-type="string">
            <text:p text:style-name="P7">El sistema debería tener una base de datos con la información de las tarjetas lo que permita decidir si un <text:span text:style-name="T2">Pasajero</text:span> tiene o no una tarjeta personalizada a su nombre. El sistema debe de permitir vender varias tarjetas genéricas a un mismo <text:span text:style-name="T2">Pasajero</text:span>.</text:p>
          </table:table-cell>
          <table:covered-table-cell/>
          <table:covered-table-cell/>
        </table:table-row>
        <table:table-row>
          <table:table-cell table:style-name="Tabla3.A2" office:value-type="string">
            <text:p text:style-name="P1">Origen</text:p>
          </table:table-cell>
          <table:table-cell table:style-name="Tabla3.D2" table:number-columns-spanned="3" office:value-type="string">
            <text:p text:style-name="P7">Documento de descripción del problema</text:p>
          </table:table-cell>
          <table:covered-table-cell/>
          <table:covered-table-cell/>
        </table:table-row>
        <table:table-row>
          <table:table-cell table:style-name="Tabla3.A2" office:value-type="string">
            <text:p text:style-name="P1">Dirigido a</text:p>
          </table:table-cell>
          <table:table-cell table:style-name="Tabla3.D2" table:number-columns-spanned="3" office:value-type="string">
            <text:p text:style-name="P7">Pasajero, <text:span text:style-name="T5">Auxiliar</text:span></text:p>
          </table:table-cell>
          <table:covered-table-cell/>
          <table:covered-table-cell/>
        </table:table-row>
        <table:table-row>
          <table:table-cell table:style-name="Tabla3.A2" office:value-type="string">
            <text:p text:style-name="P1">Prioridad</text:p>
          </table:table-cell>
          <table:table-cell table:style-name="Tabla3.B11" table:number-columns-spanned="3" office:value-type="float" office:value="3">
            <text:p text:style-name="P7">3</text:p>
          </table:table-cell>
          <table:covered-table-cell/>
          <table:covered-table-cell/>
        </table:table-row>
        <table:table-row>
          <table:table-cell table:style-name="Tabla3.A2" office:value-type="string">
            <text:p text:style-name="P1">Requerimientos asociados</text:p>
          </table:table-cell>
          <table:table-cell table:style-name="Tabla3.D2" table:number-columns-spanned="3" office:value-type="string">
            <text:p text:style-name="P3"/>
          </table:table-cell>
          <table:covered-table-cell/>
          <table:covered-table-cell/>
        </table:table-row>
        <table:table-row>
          <table:table-cell table:style-name="Tabla3.D2" table:number-columns-spanned="4" office:value-type="string">
            <text:p text:style-name="P12">Especificación</text:p>
          </table:table-cell>
          <table:covered-table-cell/>
          <table:covered-table-cell/>
          <table:covered-table-cell/>
        </table:table-row>
        <table:table-row>
          <table:table-cell table:style-name="Tabla3.A2" office:value-type="string">
            <text:p text:style-name="P2">Precondiciones</text:p>
          </table:table-cell>
          <table:table-cell table:style-name="Tabla3.D2" table:number-columns-spanned="3" office:value-type="string">
            <text:p text:style-name="P17">El sistema debe estar conectado a internet y tener acceso a la base de datos <text:span text:style-name="T8">y se </text:span>tiene que <text:span text:style-name="T8">haber ingresado al sistema con perfil de</text:span> <text:span text:style-name="T2">Auxiliar</text:span> lo que le permite vender tarjetas de diferentes tipos.</text:p>
          </table:table-cell>
          <table:covered-table-cell/>
          <table:covered-table-cell/>
        </table:table-row>
        <table:table-row table:style-name="Tabla3.15">
          <table:table-cell table:style-name="Tabla3.A2" office:value-type="string">
            <text:p text:style-name="P2">Poscondiciones</text:p>
          </table:table-cell>
          <table:table-cell table:style-name="Tabla3.D2" table:number-columns-spanned="3" office:value-type="string">
            <text:p text:style-name="P7">El sistema actualiza su base de datos en caso de que se pueda vender la tarjeta o permite rechazarla en caso de que el <text:span text:style-name="T2">Pasajero</text:span> ya tenga una tarjeta o se actualiza la información referente a tarjetas genéricas.</text:p>
          </table:table-cell>
          <table:covered-table-cell/>
          <table:covered-table-cell/>
        </table:table-row>
        <table:table-row>
          <table:table-cell table:style-name="Tabla3.A2" office:value-type="string">
            <text:p text:style-name="P2">Criterio de aceptación</text:p>
          </table:table-cell>
          <table:table-cell table:style-name="Tabla3.D2" table:number-columns-spanned="3" office:value-type="string">
            <text:p text:style-name="P7">El requerimiento es aceptado si un <text:span text:style-name="T2">Pasajero</text:span> puede adquirir solo una <text:s/>tarjeta personalizada y si para un <text:span text:style-name="T2">Pasajero</text:span> puede puede adquirir carias tarjetas <text:s/>genéricas un teniendo su tarjeta personalizada.</text:p>
          </table:table-cell>
          <table:covered-table-cell/>
          <table:covered-table-cell/>
        </table:table-row>
      </table:table>
      <text:p text:style-name="Standard"/>
      <text:p text:style-name="Standard"/>
      <text:p text:style-name="Standard"/>
      <table:table table:name="Tabla1" table:style-name="Tabla1">
        <table:table-column table:style-name="Tabla1.A"/>
        <table:table-column table:style-name="Tabla1.B" table:number-columns-repeated="2"/>
        <table:table-column table:style-name="Tabla1.D"/>
        <text:soft-page-break/>
        <table:table-row>
          <table:table-cell table:style-name="Tabla1.A1" table:number-columns-spanned="2" office:value-type="string">
            <text:p text:style-name="P3">Función del requerimiento: <text:span text:style-name="T1">Registrar tarjetas diferenciando su tipo ya sea genérica <text:s/>o personalizada.</text:span></text:p>
          </table:table-cell>
          <table:covered-table-cell/>
          <table:table-cell table:style-name="Tabla1.A1" office:value-type="string">
            <text:p text:style-name="P13">Identificador</text:p>
          </table:table-cell>
          <table:table-cell table:style-name="Tabla1.D1" office:value-type="string">
            <text:p text:style-name="Standard">3.1.2</text:p>
          </table:table-cell>
        </table:table-row>
        <table:table-row>
          <table:table-cell table:style-name="Tabla1.A2" office:value-type="string">
            <text:p text:style-name="P1">Estado</text:p>
          </table:table-cell>
          <table:table-cell table:style-name="Tabla1.A2" office:value-type="string">
            <text:p text:style-name="P14">Análisis</text:p>
          </table:table-cell>
          <table:table-cell table:style-name="Tabla1.A2" office:value-type="string">
            <text:p text:style-name="P1">Tipo de requerimiento</text:p>
          </table:table-cell>
          <table:table-cell table:style-name="Tabla1.D2" office:value-type="string">
            <text:p text:style-name="P5">Funcional</text:p>
          </table:table-cell>
        </table:table-row>
        <table:table-row>
          <table:table-cell table:style-name="Tabla1.A2" office:value-type="string">
            <text:p text:style-name="P1">Creado por</text:p>
          </table:table-cell>
          <table:table-cell table:style-name="Tabla1.A2" office:value-type="string">
            <text:p text:style-name="Standard">Luis Felipe Vargas</text:p>
          </table:table-cell>
          <table:table-cell table:style-name="Tabla1.A2" office:value-type="string">
            <text:p text:style-name="P13">Fecha creación</text:p>
          </table:table-cell>
          <table:table-cell table:style-name="Tabla1.D2" office:value-type="string">
            <text:p text:style-name="Standard">08 Septiembre 2011</text:p>
          </table:table-cell>
        </table:table-row>
        <table:table-row>
          <table:table-cell table:style-name="Tabla1.A2" office:value-type="string">
            <text:p text:style-name="P1">Actualizado por</text:p>
          </table:table-cell>
          <table:table-cell table:style-name="Tabla1.A2" office:value-type="string">
            <text:p text:style-name="Standard">Yerminson Gonzalez Muñoz</text:p>
          </table:table-cell>
          <table:table-cell table:style-name="Tabla1.A2" office:value-type="string">
            <text:p text:style-name="P13">Fecha actualización</text:p>
          </table:table-cell>
          <table:table-cell table:style-name="Tabla1.D2" office:value-type="string">
            <text:p text:style-name="Standard">11 Septiembre 2011</text:p>
          </table:table-cell>
        </table:table-row>
        <table:table-row>
          <table:table-cell table:style-name="Tabla1.A2" office:value-type="string">
            <text:p text:style-name="P4">Actualizado por</text:p>
          </table:table-cell>
          <table:table-cell table:style-name="Tabla1.A2" office:value-type="string">
            <text:p text:style-name="P15">Edgar Andres Moncada</text:p>
          </table:table-cell>
          <table:table-cell table:style-name="Tabla1.A2" office:value-type="string">
            <text:p text:style-name="P13">Fecha actualización</text:p>
          </table:table-cell>
          <table:table-cell table:style-name="Tabla1.D5" office:value-type="date" office:date-value="2011-09-26">
            <text:p text:style-name="P15">26/09/11</text:p>
          </table:table-cell>
        </table:table-row>
        <table:table-row>
          <table:table-cell table:style-name="Tabla1.A2" office:value-type="string">
            <text:p text:style-name="P1">Descripción</text:p>
          </table:table-cell>
          <table:table-cell table:style-name="Tabla1.D2" table:number-columns-spanned="3" office:value-type="string">
            <text:p text:style-name="P6">El sistema debe permitir registrar y así distinguir dos tipos de tarjetas las personalizadas <text:s/>y las genéricas. Cada tarjeta debe tener uno de los dos tipos y así mismo poderla clasificar y usar dependiendo de las características de cada una de ellas; esta acción es realizada por el <text:span text:style-name="T2">Auxiliar</text:span>.</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7">El sistema a la hora de registrar una tarjeta solicita el pin y tipo de la tarjeta ya sea genérica o personalizada con lo que es posible empezar el registro.</text:p>
            <text:p text:style-name="P7">En caso de ser personalizada se pedirán datos adicionales <text:span text:style-name="T7">del pasajero como se especifica en el requerimiento 3.1.3.</text:span></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7">El sistema informa con un mensaje que la tarjeta se ha registrado correctamente <text:s/>es decir ya es una tarjeta registrada por lo que el <text:span text:style-name="T2">Auxiliar </text:span><text:s/>ya puede entregarla a al <text:span text:style-name="T2">Pasajero</text:span> notificándole el tipo de tarjeta que se le entrega. </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7">El sistema debe permitir que la base de datos asigne adecuadamente el atributo correspondiente a tipo de tarjeta lo que permitirá identificar a que grupo de tarjetas pertenece una tarjeta en el sistema.</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7">Documento de especifica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7">Auxiliar , Pasajero</text:p>
          </table:table-cell>
          <table:covered-table-cell/>
          <table:covered-table-cell/>
        </table:table-row>
        <table:table-row>
          <table:table-cell table:style-name="Tabla1.A2" office:value-type="string">
            <text:p text:style-name="P1">Prioridad</text:p>
          </table:table-cell>
          <table:table-cell table:style-name="Tabla1.B12" table:number-columns-spanned="3" office:value-type="float" office:value="3">
            <text:p text:style-name="P7">3</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3"/>
          </table:table-cell>
          <table:covered-table-cell/>
          <table:covered-table-cell/>
        </table:table-row>
        <table:table-row>
          <table:table-cell table:style-name="Tabla1.D2" table:number-columns-spanned="4" office:value-type="string">
            <text:p text:style-name="P12">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7">El sistema debe de estar conectado a internet y tener acceso a la <text:s/>base de datos y tiene que <text:span text:style-name="T8">haber ingresado al sistema con perfil de</text:span> <text:span text:style-name="T2">Auxiliar</text:span> quien efectuará la acción de registrar tarjetas de acuerdo a su tipo.</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7">El sistema actualizará en su base de datos la información de las tarjeta por lo que de ahora en adelante esta tarjeta será conocida con alguno de los dos tipos pero no ambos, genérica o personalizada.</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7">El requerimiento es aceptado si para cada <text:span text:style-name="T2">Pasajero</text:span> que compre una tarjeta, a esta se le asigna adecuadamente un tipo lo que permiti<text:span text:style-name="T8">r</text:span> diferenciarla en funcionalidad y servicios una de otra.</text:p>
          </table:table-cell>
          <table:covered-table-cell/>
          <table:covered-table-cell/>
        </table:table-row>
      </table:table>
      <text:p text:style-name="Standard"/>
      <text:p text:style-name="Standard"/>
      <text:p text:style-name="Standard"/>
      <text:p text:style-name="Standard"/>
      <text:p text:style-name="Standard"><text:soft-page-break/></text:p>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3">Función del requerimiento: <text:span text:style-name="T1">Registrar datos de </text:span><text:span text:style-name="T4">Pasajero</text:span><text:span text:style-name="T1"> para tarjetas personalizadas.</text:span></text:p>
          </table:table-cell>
          <table:covered-table-cell/>
          <table:table-cell table:style-name="Tabla2.A1" office:value-type="string">
            <text:p text:style-name="P13">Identificador</text:p>
          </table:table-cell>
          <table:table-cell table:style-name="Tabla2.D1" office:value-type="string">
            <text:p text:style-name="Standard">3.1.3</text:p>
          </table:table-cell>
        </table:table-row>
        <table:table-row>
          <table:table-cell table:style-name="Tabla2.A2" office:value-type="string">
            <text:p text:style-name="P1">Estado</text:p>
          </table:table-cell>
          <table:table-cell table:style-name="Tabla2.A2" office:value-type="string">
            <text:p text:style-name="P14">Análisis</text:p>
          </table:table-cell>
          <table:table-cell table:style-name="Tabla2.A2" office:value-type="string">
            <text:p text:style-name="P1">Tipo de requerimiento</text:p>
          </table:table-cell>
          <table:table-cell table:style-name="Tabla2.D2" office:value-type="string">
            <text:p text:style-name="P5">Funcional</text:p>
          </table:table-cell>
        </table:table-row>
        <table:table-row>
          <table:table-cell table:style-name="Tabla2.A2" office:value-type="string">
            <text:p text:style-name="P1">Creado por</text:p>
          </table:table-cell>
          <table:table-cell table:style-name="Tabla2.A2" office:value-type="string">
            <text:p text:style-name="Standard">Luis Felipe Vargas</text:p>
          </table:table-cell>
          <table:table-cell table:style-name="Tabla2.A2" office:value-type="string">
            <text:p text:style-name="P13">Fecha creación</text:p>
          </table:table-cell>
          <table:table-cell table:style-name="Tabla2.D2" office:value-type="string">
            <text:p text:style-name="Standard">08 Septiembre 2011</text:p>
          </table:table-cell>
        </table:table-row>
        <table:table-row>
          <table:table-cell table:style-name="Tabla2.A2" office:value-type="string">
            <text:p text:style-name="P1">Actualizado por</text:p>
          </table:table-cell>
          <table:table-cell table:style-name="Tabla2.A2" office:value-type="string">
            <text:p text:style-name="Standard">Yerminson <text:s/>Gonzalez Muñoz</text:p>
          </table:table-cell>
          <table:table-cell table:style-name="Tabla2.A2" office:value-type="string">
            <text:p text:style-name="P13">Fecha actualización</text:p>
          </table:table-cell>
          <table:table-cell table:style-name="Tabla2.D2" office:value-type="string">
            <text:p text:style-name="Standard">11 Septiembre 2011</text:p>
            <text:p text:style-name="Standard"/>
          </table:table-cell>
        </table:table-row>
        <table:table-row table:style-name="Tabla2.5">
          <table:table-cell table:style-name="Tabla2.A2" office:value-type="string">
            <text:p text:style-name="P1">Descripción</text:p>
          </table:table-cell>
          <table:table-cell table:style-name="Tabla2.D2" table:number-columns-spanned="3" office:value-type="string">
            <text:p text:style-name="P6">El sistema debe permitir para las tarjetas personalizadas, que el P<text:span text:style-name="T2">asajero</text:span> registre sus datos personales tales como: cédula, nombre, apellidos, teléfono, dirección, email y fecha de nacimiento. Esta función es realizada por el A<text:span text:style-name="T2">uxiliar</text:span> quien solicita los datos al <text:span text:style-name="T2">Pasajero</text:span>.</text:p>
          </table:table-cell>
          <table:covered-table-cell/>
          <table:covered-table-cell/>
        </table:table-row>
        <table:table-row>
          <table:table-cell table:style-name="Tabla2.A2" office:value-type="string">
            <text:p text:style-name="P1">Datos de entrada</text:p>
          </table:table-cell>
          <table:table-cell table:style-name="Tabla2.D2" table:number-columns-spanned="3" office:value-type="string">
            <text:p text:style-name="P7">Pare registrar los datos de un <text:span text:style-name="T2">Pasajero</text:span> el sistema solicita que se ingresen datos referentes a la cédula, nombre, apellidos, teléfono, dirección, email y fecha de nacimiento. Estos datos son preguntados por el A<text:span text:style-name="T2">uxiliar</text:span> al <text:span text:style-name="T2">Pasajero</text:span>.</text:p>
          </table:table-cell>
          <table:covered-table-cell/>
          <table:covered-table-cell/>
        </table:table-row>
        <table:table-row>
          <table:table-cell table:style-name="Tabla2.A2" office:value-type="string">
            <text:p text:style-name="P1">Datos de salida</text:p>
          </table:table-cell>
          <table:table-cell table:style-name="Tabla2.D2" table:number-columns-spanned="3" office:value-type="string">
            <text:p text:style-name="P7">El A<text:span text:style-name="T2">uxiliar</text:span> recibe un mensaje notificando el éxito o no de la operación con lo que el <text:span text:style-name="T2">Auxiliar</text:span> puede informarle al <text:span text:style-name="T2">Pasajero</text:span> el resultado de la operación. Por lo anterior, el Pasajero ya estaría registrado en el sistema gracias a su tarjeta personalizada.</text:p>
          </table:table-cell>
          <table:covered-table-cell/>
          <table:covered-table-cell/>
        </table:table-row>
        <table:table-row>
          <table:table-cell table:style-name="Tabla2.A2" office:value-type="string">
            <text:p text:style-name="P1">Resultados esperados</text:p>
          </table:table-cell>
          <table:table-cell table:style-name="Tabla2.D2" table:number-columns-spanned="3" office:value-type="string">
            <text:p text:style-name="P7">El sistema debería actualizar la base de datos incluyendo al nuevo <text:span text:style-name="T2">Pasajero</text:span> que ha sido registrado, quien podrá tener los beneficios de una tarjeta personalizada.</text:p>
          </table:table-cell>
          <table:covered-table-cell/>
          <table:covered-table-cell/>
        </table:table-row>
        <table:table-row>
          <table:table-cell table:style-name="Tabla2.A2" office:value-type="string">
            <text:p text:style-name="P1">Origen</text:p>
          </table:table-cell>
          <table:table-cell table:style-name="Tabla2.D2" table:number-columns-spanned="3" office:value-type="string">
            <text:p text:style-name="P7">Documento de especificación del proyecto.</text:p>
          </table:table-cell>
          <table:covered-table-cell/>
          <table:covered-table-cell/>
        </table:table-row>
        <table:table-row>
          <table:table-cell table:style-name="Tabla2.A2" office:value-type="string">
            <text:p text:style-name="P1">Dirigido a</text:p>
          </table:table-cell>
          <table:table-cell table:style-name="Tabla2.D2" table:number-columns-spanned="3" office:value-type="string">
            <text:p text:style-name="P7">Auxiliar, Pasajero</text:p>
          </table:table-cell>
          <table:covered-table-cell/>
          <table:covered-table-cell/>
        </table:table-row>
        <table:table-row>
          <table:table-cell table:style-name="Tabla2.A2" office:value-type="string">
            <text:p text:style-name="P1">Prioridad</text:p>
          </table:table-cell>
          <table:table-cell table:style-name="Tabla2.B11" table:number-columns-spanned="3" office:value-type="float" office:value="4">
            <text:p text:style-name="P7">4</text:p>
          </table:table-cell>
          <table:covered-table-cell/>
          <table:covered-table-cell/>
        </table:table-row>
        <table:table-row>
          <table:table-cell table:style-name="Tabla2.A2" office:value-type="string">
            <text:p text:style-name="P1">Requerimientos asociados</text:p>
          </table:table-cell>
          <table:table-cell table:style-name="Tabla2.D2" table:number-columns-spanned="3" office:value-type="string">
            <text:p text:style-name="P3"/>
          </table:table-cell>
          <table:covered-table-cell/>
          <table:covered-table-cell/>
        </table:table-row>
        <table:table-row>
          <table:table-cell table:style-name="Tabla2.D2" table:number-columns-spanned="4" office:value-type="string">
            <text:p text:style-name="P12">Especificación</text:p>
          </table:table-cell>
          <table:covered-table-cell/>
          <table:covered-table-cell/>
          <table:covered-table-cell/>
        </table:table-row>
        <table:table-row>
          <table:table-cell table:style-name="Tabla2.A2" office:value-type="string">
            <text:p text:style-name="P2">Precondiciones</text:p>
          </table:table-cell>
          <table:table-cell table:style-name="Tabla2.D2" table:number-columns-spanned="3" office:value-type="string">
            <text:p text:style-name="P18">El sistema debe de estar conectado a internet y estar conectado a la base de datos tiene que <text:span text:style-name="T8">haber ingresado al sistema con perfil de</text:span> <text:span text:style-name="T2">Auxiliar.</text:span></text:p>
          </table:table-cell>
          <table:covered-table-cell/>
          <table:covered-table-cell/>
        </table:table-row>
        <table:table-row>
          <table:table-cell table:style-name="Tabla2.A2" office:value-type="string">
            <text:p text:style-name="P2">Poscondiciones</text:p>
          </table:table-cell>
          <table:table-cell table:style-name="Tabla2.D2" table:number-columns-spanned="3" office:value-type="string">
            <text:p text:style-name="P7">El sistema actualiza su base de datos agregando un nuevo <text:span text:style-name="T2">Pasajero</text:span> que posee una tarjeta personalizada por lo que ya puede hacer uso de los beneficios de una tarjeta personalizada.</text:p>
          </table:table-cell>
          <table:covered-table-cell/>
          <table:covered-table-cell/>
        </table:table-row>
        <table:table-row>
          <table:table-cell table:style-name="Tabla2.A2" office:value-type="string">
            <text:p text:style-name="P2">Criterio de aceptación</text:p>
          </table:table-cell>
          <table:table-cell table:style-name="Tabla2.D2" table:number-columns-spanned="3" office:value-type="string">
            <text:p text:style-name="P3"><text:span text:style-name="T1">El requerimiento es aceptado</text:span> <text:span text:style-name="T1">si cuando un </text:span><text:span text:style-name="T4">Pasajero</text:span><text:span text:style-name="T1"> solicita una tarjeta personalizada se le solicitan sus datos y estos queden guardados correctamente en el sistema.</text:span></text:p>
          </table:table-cell>
          <table:covered-table-cell/>
          <table:covered-table-cell/>
        </table:table-row>
      </table:table>
      <text:p text:style-name="Standard"/>
      <text:p text:style-name="Standard"/>
      <text:p text:style-name="Standard"/>
      <text:p text:style-name="Standard"/>
      <text:p text:style-name="Standard"/>
      <text:p text:style-name="Standard"/>
      <table:table table:name="Tabla4" table:style-name="Tabla4">
        <table:table-column table:style-name="Tabla4.A"/>
        <table:table-column table:style-name="Tabla4.B"/>
        <table:table-column table:style-name="Tabla4.A"/>
        <table:table-column table:style-name="Tabla4.D"/>
        <text:soft-page-break/>
        <table:table-row>
          <table:table-cell table:style-name="Tabla4.A1" table:number-columns-spanned="2" office:value-type="string">
            <text:p text:style-name="P3">Función del requerimiento: <text:span text:style-name="T1">Permitir que un </text:span><text:span text:style-name="T4">Pasajero</text:span><text:span text:style-name="T1"> pueda modificar sus datos personales.</text:span></text:p>
          </table:table-cell>
          <table:covered-table-cell/>
          <table:table-cell table:style-name="Tabla4.A1" office:value-type="string">
            <text:p text:style-name="P13">Identificador</text:p>
          </table:table-cell>
          <table:table-cell table:style-name="Tabla4.D1" office:value-type="string">
            <text:p text:style-name="Standard">3.1.4</text:p>
          </table:table-cell>
        </table:table-row>
        <table:table-row>
          <table:table-cell table:style-name="Tabla4.A2" office:value-type="string">
            <text:p text:style-name="P1">Estado</text:p>
          </table:table-cell>
          <table:table-cell table:style-name="Tabla4.A2" office:value-type="string">
            <text:p text:style-name="P14">Análisis</text:p>
          </table:table-cell>
          <table:table-cell table:style-name="Tabla4.A2" office:value-type="string">
            <text:p text:style-name="P1">Tipo de requerimiento</text:p>
          </table:table-cell>
          <table:table-cell table:style-name="Tabla4.D2" office:value-type="string">
            <text:p text:style-name="P5">Funcional</text:p>
          </table:table-cell>
        </table:table-row>
        <table:table-row>
          <table:table-cell table:style-name="Tabla4.A2" office:value-type="string">
            <text:p text:style-name="P1">Creado por</text:p>
          </table:table-cell>
          <table:table-cell table:style-name="Tabla4.A2" office:value-type="string">
            <text:p text:style-name="Standard">Luis Felipe Vargas</text:p>
          </table:table-cell>
          <table:table-cell table:style-name="Tabla4.A2" office:value-type="string">
            <text:p text:style-name="P13">Fecha creación</text:p>
          </table:table-cell>
          <table:table-cell table:style-name="Tabla4.D2" office:value-type="string">
            <text:p text:style-name="Standard">08 Septiembre 2011</text:p>
          </table:table-cell>
        </table:table-row>
        <table:table-row>
          <table:table-cell table:style-name="Tabla4.A2" office:value-type="string">
            <text:p text:style-name="P1">Actualizado por</text:p>
          </table:table-cell>
          <table:table-cell table:style-name="Tabla4.A2" office:value-type="string">
            <text:p text:style-name="Standard">Yerminson <text:s/>Gonzalez Muñoz</text:p>
          </table:table-cell>
          <table:table-cell table:style-name="Tabla4.A2" office:value-type="string">
            <text:p text:style-name="P13">Fecha actualización</text:p>
          </table:table-cell>
          <table:table-cell table:style-name="Tabla4.D2" office:value-type="string">
            <text:p text:style-name="Standard">11 Septiembre 2011</text:p>
          </table:table-cell>
        </table:table-row>
        <table:table-row>
          <table:table-cell table:style-name="Tabla4.A2" office:value-type="string">
            <text:p text:style-name="P1">Descripción</text:p>
          </table:table-cell>
          <table:table-cell table:style-name="Tabla4.D2" table:number-columns-spanned="3" office:value-type="string">
            <text:p text:style-name="P6">El sistema debe permitir que el <text:span text:style-name="T2">Pasajero</text:span> pueda modificar sus datos personales a excepción de su cédula, en cualquier estación o a través de internet. Esta acción es realizada por un <text:span text:style-name="T2">Auxiliar</text:span> o por un <text:span text:style-name="T2">Pasajero</text:span> lo que permitirá organizar la información de contacto.</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7">Para poder modificar los datos de un <text:span text:style-name="T2">Pasajero,</text:span> el sistema presenta todos los datos que tenia anteriormente pero la cédula no se permite modificar. Entonces el Pasajero selecciona que datos modificará.</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7">El sistema mostrará un mensaje <text:s/>informando el éxito o no de la operación cuando se realicen los cambios del <text:span text:style-name="T2">Pasajero,</text:span> si fue un <text:span text:style-name="T2">Auxiliar</text:span> quien realizó la acción, este notificará al <text:span text:style-name="T2">Pasajero</text:span> del cambio realizado.</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7">El sistema actualizará la base de datos con nueva información del <text:span text:style-name="T2">Pasajero</text:span> que reemplazará la anterior información suministrada por el <text:span text:style-name="T2">Pasajero</text:span>.</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7">Documento descripción del proyecto</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3"><text:span text:style-name="T1">Pasajero</text:span> </text:p>
          </table:table-cell>
          <table:covered-table-cell/>
          <table:covered-table-cell/>
        </table:table-row>
        <table:table-row>
          <table:table-cell table:style-name="Tabla4.A2" office:value-type="string">
            <text:p text:style-name="P1">Prioridad</text:p>
          </table:table-cell>
          <table:table-cell table:style-name="Tabla4.B11" table:number-columns-spanned="3" office:value-type="float" office:value="2">
            <text:p text:style-name="P7">2</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3"/>
          </table:table-cell>
          <table:covered-table-cell/>
          <table:covered-table-cell/>
        </table:table-row>
        <table:table-row>
          <table:table-cell table:style-name="Tabla4.D2" table:number-columns-spanned="4" office:value-type="string">
            <text:p text:style-name="P12">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17">El sistema debe estar conectado a internet y tener acceso a la base de datos además tiene que <text:span text:style-name="T8">haber ingresado al sistema con perfil de</text:span> <text:span text:style-name="T3">Pasajero</text:span> lo que le permitirá seleccionar la opción de cambiar información</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3"><text:span text:style-name="T1">El sistema guardará en la base de datos toda la información que</text:span> <text:span text:style-name="T1">se modificó y actualizará la que anteriormente había brindado el </text:span><text:span text:style-name="T4">Pasajero</text:span><text:span text:style-name="T1">.</text:span></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7">El requerimientos aceptado si el <text:span text:style-name="T2">Pasajero</text:span> puede modificar sus datos y una próxima vez que los consulte observe que los cambios fueron realizados correctam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ext:soft-page-break/>
        <table:table-row>
          <table:table-cell table:style-name="Tabla5.A1" table:number-columns-spanned="2" office:value-type="string">
            <text:p text:style-name="P3">Función del requerimiento: <text:span text:style-name="T1">Permitir que el </text:span><text:span text:style-name="T4">Pasajero</text:span><text:span text:style-name="T1"> pueda consultar el saldo de su tarjeta.</text:span></text:p>
          </table:table-cell>
          <table:covered-table-cell/>
          <table:table-cell table:style-name="Tabla5.A1" office:value-type="string">
            <text:p text:style-name="P13">Identificador</text:p>
          </table:table-cell>
          <table:table-cell table:style-name="Tabla5.D1" office:value-type="string">
            <text:p text:style-name="Standard">3.1.5</text:p>
          </table:table-cell>
        </table:table-row>
        <table:table-row>
          <table:table-cell table:style-name="Tabla5.A2" office:value-type="string">
            <text:p text:style-name="P1">Estado</text:p>
          </table:table-cell>
          <table:table-cell table:style-name="Tabla5.A2" office:value-type="string">
            <text:p text:style-name="P14">Análisis</text:p>
          </table:table-cell>
          <table:table-cell table:style-name="Tabla5.A2" office:value-type="string">
            <text:p text:style-name="P1">Tipo de requerimiento</text:p>
          </table:table-cell>
          <table:table-cell table:style-name="Tabla5.D2" office:value-type="string">
            <text:p text:style-name="P5">Funcional</text:p>
          </table:table-cell>
        </table:table-row>
        <table:table-row>
          <table:table-cell table:style-name="Tabla5.A2" office:value-type="string">
            <text:p text:style-name="P1">Creado por</text:p>
          </table:table-cell>
          <table:table-cell table:style-name="Tabla5.A2" office:value-type="string">
            <text:p text:style-name="Standard">Luis Felipe Vargas</text:p>
          </table:table-cell>
          <table:table-cell table:style-name="Tabla5.A2" office:value-type="string">
            <text:p text:style-name="P13">Fecha creación</text:p>
          </table:table-cell>
          <table:table-cell table:style-name="Tabla5.D2" office:value-type="string">
            <text:p text:style-name="Standard">08 Septiembre 2011</text:p>
          </table:table-cell>
        </table:table-row>
        <table:table-row>
          <table:table-cell table:style-name="Tabla5.A2" office:value-type="string">
            <text:p text:style-name="P1">Actualizado por</text:p>
          </table:table-cell>
          <table:table-cell table:style-name="Tabla5.A2" office:value-type="string">
            <text:p text:style-name="Standard">Yerminson Gonzalez Muñoz</text:p>
          </table:table-cell>
          <table:table-cell table:style-name="Tabla5.A2" office:value-type="string">
            <text:p text:style-name="P13">Fecha actualización</text:p>
          </table:table-cell>
          <table:table-cell table:style-name="Tabla5.D2" office:value-type="string">
            <text:p text:style-name="Standard">11 Septiembre 2011</text:p>
          </table:table-cell>
        </table:table-row>
        <table:table-row>
          <table:table-cell table:style-name="Tabla5.A2" office:value-type="string">
            <text:p text:style-name="P1">Descripción</text:p>
          </table:table-cell>
          <table:table-cell table:style-name="Tabla5.D2" table:number-columns-spanned="3" office:value-type="string">
            <text:p text:style-name="P6">El sistema debe permitir que el <text:span text:style-name="T2">Pasajero</text:span> pueda consultar su saldo en cualquier estación del sistema o a través de internet usando el número pin de la tarjeta ya sea genérica o personalizada ,lo que le mostrará los pasajes que tiene disponibles para viajar. Esta acción es realizada por el <text:span text:style-name="T2">Pasajero</text:span> que desee conocer su saldo.</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7">El sistema solicita el número de pin de la tarjeta a la cual se le va a consultar el saldo.</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7">El sistema muestra un mensaje informando la cantidad de pasajes que posee esa tarjeta, es decir , el saldo del <text:span text:style-name="T2">Pasajero</text:span>.</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7">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7">Documento de especificación del proyecto</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7">Pasajero</text:p>
          </table:table-cell>
          <table:covered-table-cell/>
          <table:covered-table-cell/>
        </table:table-row>
        <table:table-row>
          <table:table-cell table:style-name="Tabla5.A2" office:value-type="string">
            <text:p text:style-name="P1">Prioridad</text:p>
          </table:table-cell>
          <table:table-cell table:style-name="Tabla5.B11" table:number-columns-spanned="3" office:value-type="float" office:value="3">
            <text:p text:style-name="P7">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3"/>
          </table:table-cell>
          <table:covered-table-cell/>
          <table:covered-table-cell/>
        </table:table-row>
        <table:table-row>
          <table:table-cell table:style-name="Tabla5.D2" table:number-columns-spanned="4" office:value-type="string">
            <text:p text:style-name="P12">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7">El sistema debe de estar conectado a internet y tener acceso a la base de datos, el <text:span text:style-name="T2">Pasajero</text:span> debe conocer el numero pin de su tarjeta.</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7">El sistema realiza una consulta a la base de datos lo que permite conocer el saldo para la tarjeta identificada con ese pin, esto permite informar al <text:span text:style-name="T2">Pasajero</text:span> el resultado obtenido.</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7">El requerimiento es aceptado si el <text:span text:style-name="T2">Pasajero</text:span>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3">Función del requerimiento: <text:span text:style-name="T1">Recargar tarjetas en </text:span><text:soft-page-break/><text:span text:style-name="T1">estaciones del sistema con dinero en efectivo.</text:span></text:p>
          </table:table-cell>
          <table:covered-table-cell/>
          <table:table-cell table:style-name="Tabla6.A1" office:value-type="string">
            <text:p text:style-name="P13">Identificador</text:p>
          </table:table-cell>
          <table:table-cell table:style-name="Tabla6.D1" office:value-type="string">
            <text:p text:style-name="Standard">3.1.6</text:p>
          </table:table-cell>
        </table:table-row>
        <table:table-row>
          <table:table-cell table:style-name="Tabla6.A2" office:value-type="string">
            <text:p text:style-name="P1">Estado</text:p>
          </table:table-cell>
          <table:table-cell table:style-name="Tabla6.A2" office:value-type="string">
            <text:p text:style-name="P14">Análisis</text:p>
          </table:table-cell>
          <table:table-cell table:style-name="Tabla6.A2" office:value-type="string">
            <text:p text:style-name="P1">Tipo de requerimiento</text:p>
          </table:table-cell>
          <table:table-cell table:style-name="Tabla6.D2" office:value-type="string">
            <text:p text:style-name="P5">Funcional</text:p>
          </table:table-cell>
        </table:table-row>
        <table:table-row>
          <table:table-cell table:style-name="Tabla6.A2" office:value-type="string">
            <text:p text:style-name="P1">Creado por</text:p>
          </table:table-cell>
          <table:table-cell table:style-name="Tabla6.A2" office:value-type="string">
            <text:p text:style-name="Standard">Luis Felipe Vargas</text:p>
          </table:table-cell>
          <table:table-cell table:style-name="Tabla6.A2" office:value-type="string">
            <text:p text:style-name="P13">Fecha creación</text:p>
          </table:table-cell>
          <table:table-cell table:style-name="Tabla6.D2" office:value-type="string">
            <text:p text:style-name="Standard">08 Septiembre 2011</text:p>
          </table:table-cell>
        </table:table-row>
        <table:table-row>
          <table:table-cell table:style-name="Tabla6.A2" office:value-type="string">
            <text:p text:style-name="P1">Actualizado por</text:p>
          </table:table-cell>
          <table:table-cell table:style-name="Tabla6.A2" office:value-type="string">
            <text:p text:style-name="Standard">Yerminson Gonzalez Muñoz</text:p>
          </table:table-cell>
          <table:table-cell table:style-name="Tabla6.A2" office:value-type="string">
            <text:p text:style-name="P13">Fecha actualización</text:p>
          </table:table-cell>
          <table:table-cell table:style-name="Tabla6.D2" office:value-type="string">
            <text:p text:style-name="Standard">11 Septiembre 2011</text:p>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6">El sistema debe permitir tanto para las tarjetas genéricas, como para las tarjetas personalizadas, la recarga de dinero en efectivo en cualquier estación del sistema. Esta acción es realizada por el <text:span text:style-name="T2">Auxiliar</text:span>.</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7">El sistema para realizar la recarga recibe el número pin de la tarjeta y el valor que el <text:span text:style-name="T2">Pasajero</text:span> va a recargar, siendo la tarjeta personalizada o genérica.</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7">El sistema muestra un mensaje <text:s/>con la información de los nuevos pasajes adquiridos que el <text:span text:style-name="T2">Auxiliar</text:span> comunica al <text:span text:style-name="T2">Pasajero</text:span>.</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7">El sistema debe de permitir sumar los pasajes del <text:span text:style-name="T2">Pasajero</text:span> después de realizar la recarga, es decir, sumarle a los pasajes que tenia antes de la recarga los pasajes que se obtienen con el valor de la recarga.</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7">Documento de especificación del proyecto</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7"><text:span text:style-name="T5">Pasajero</text:span>, Auxiliar</text:p>
          </table:table-cell>
          <table:covered-table-cell/>
          <table:covered-table-cell/>
        </table:table-row>
        <table:table-row>
          <table:table-cell table:style-name="Tabla6.A2" office:value-type="string">
            <text:p text:style-name="P1">Prioridad</text:p>
          </table:table-cell>
          <table:table-cell table:style-name="Tabla6.B11" table:number-columns-spanned="3" office:value-type="float" office:value="4">
            <text:p text:style-name="P7">4</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3"/>
          </table:table-cell>
          <table:covered-table-cell/>
          <table:covered-table-cell/>
        </table:table-row>
        <table:table-row>
          <table:table-cell table:style-name="Tabla6.D2" table:number-columns-spanned="4" office:value-type="string">
            <text:p text:style-name="P12">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17">El sistema debe de estar conectado a internet y tener acceso a la base de datos, <text:span text:style-name="T8">y</text:span> tiene que <text:span text:style-name="T8">haber ingresado al sistema con perfil de</text:span> <text:span text:style-name="T2">Auxiliar</text:span><text:span text:style-name="T5">.</text:span></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7">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8">El requerimiento es aceptado si cuando un <text:span text:style-name="T2">Pasajero</text:span> lleg<text:span text:style-name="T8">a</text:span> a una estación a recargar su tarjeta, el <text:span text:style-name="T2">Auxiliar</text:span> ingrese el valor y el pin lo que ocasionará que en la base de datos la tarjeta tenga un saldo mayor al anteri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7" table:style-name="Tabla7">
        <table:table-column table:style-name="Tabla7.A"/>
        <table:table-column table:style-name="Tabla7.B"/>
        <table:table-column table:style-name="Tabla7.A"/>
        <table:table-column table:style-name="Tabla7.D"/>
        <text:soft-page-break/>
        <table:table-row>
          <table:table-cell table:style-name="Tabla7.A1" table:number-columns-spanned="2" office:value-type="string">
            <text:p text:style-name="P3">Función del requerimiento: <text:span text:style-name="T1">Permitir adelanto de tres pasajes de tarjetas personalizadas.</text:span></text:p>
          </table:table-cell>
          <table:covered-table-cell/>
          <table:table-cell table:style-name="Tabla7.A1" office:value-type="string">
            <text:p text:style-name="P13">Identificador</text:p>
          </table:table-cell>
          <table:table-cell table:style-name="Tabla7.D1" office:value-type="string">
            <text:p text:style-name="Standard">3.1.7</text:p>
          </table:table-cell>
        </table:table-row>
        <table:table-row>
          <table:table-cell table:style-name="Tabla7.A2" office:value-type="string">
            <text:p text:style-name="P1">Estado</text:p>
          </table:table-cell>
          <table:table-cell table:style-name="Tabla7.A2" office:value-type="string">
            <text:p text:style-name="P14">Análisis</text:p>
          </table:table-cell>
          <table:table-cell table:style-name="Tabla7.A2" office:value-type="string">
            <text:p text:style-name="P1">Tipo de requerimiento</text:p>
          </table:table-cell>
          <table:table-cell table:style-name="Tabla7.D2" office:value-type="string">
            <text:p text:style-name="P5">Funcional</text:p>
          </table:table-cell>
        </table:table-row>
        <table:table-row>
          <table:table-cell table:style-name="Tabla7.A2" office:value-type="string">
            <text:p text:style-name="P1">Creado por</text:p>
          </table:table-cell>
          <table:table-cell table:style-name="Tabla7.A2" office:value-type="string">
            <text:p text:style-name="Standard">Luis Felipe Vargas</text:p>
          </table:table-cell>
          <table:table-cell table:style-name="Tabla7.A2" office:value-type="string">
            <text:p text:style-name="P13">Fecha creación</text:p>
          </table:table-cell>
          <table:table-cell table:style-name="Tabla7.D2" office:value-type="string">
            <text:p text:style-name="Standard">08 Septiembre 2011</text:p>
          </table:table-cell>
        </table:table-row>
        <table:table-row>
          <table:table-cell table:style-name="Tabla7.A2" office:value-type="string">
            <text:p text:style-name="P1">Actualizado por</text:p>
          </table:table-cell>
          <table:table-cell table:style-name="Tabla7.A2" office:value-type="string">
            <text:p text:style-name="Standard">Yerminson Gonzalez Muñoz</text:p>
          </table:table-cell>
          <table:table-cell table:style-name="Tabla7.A2" office:value-type="string">
            <text:p text:style-name="P13">Fecha actualización</text:p>
          </table:table-cell>
          <table:table-cell table:style-name="Tabla7.D2" office:value-type="string">
            <text:p text:style-name="Standard">11 Septiembre de 2011</text:p>
          </table:table-cell>
        </table:table-row>
        <table:table-row>
          <table:table-cell table:style-name="Tabla7.A2" office:value-type="string">
            <text:p text:style-name="P1">Descripción</text:p>
          </table:table-cell>
          <table:table-cell table:style-name="Tabla7.D2" table:number-columns-spanned="3" office:value-type="string">
            <text:p text:style-name="P10">El sistema debe permitir a las tarjetas personalizadas adelantar hasta tres pasajes que serán cobrados en la próxima recarga de dinero. Esta acción es realizada por le <text:span text:style-name="T2">Pasajero</text:span> cuando vaya <text:s text:c="2"/>a ingresar a un determinado bus.</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7">El sistema recibe el numero de la tarjeta personalizada lo que permite que pueda tomar pasajes a pesar de tener un saldo igual a cero.</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7">El sistema muestra un mensaje al <text:span text:style-name="T2">Pasajero</text:span> informando el número de pasajes con los que actualmente cuenta.</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7">El sistema debería de permitir que el <text:span text:style-name="T2">Pasajero</text:span>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7">Documento de especificación del proyecto</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9">Pasajero</text:p>
          </table:table-cell>
          <table:covered-table-cell/>
          <table:covered-table-cell/>
        </table:table-row>
        <table:table-row>
          <table:table-cell table:style-name="Tabla7.A2" office:value-type="string">
            <text:p text:style-name="P1">Prioridad</text:p>
          </table:table-cell>
          <table:table-cell table:style-name="Tabla7.B11" table:number-columns-spanned="3" office:value-type="float" office:value="3">
            <text:p text:style-name="P7">3</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1"/>
          </table:table-cell>
          <table:covered-table-cell/>
          <table:covered-table-cell/>
        </table:table-row>
        <table:table-row>
          <table:table-cell table:style-name="Tabla7.D2" table:number-columns-spanned="4" office:value-type="string">
            <text:p text:style-name="P12">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7">El sistema debe de estar conectado a internet y tener acceso a la base de datos, <text:span text:style-name="T8">y </text:span>el <text:span text:style-name="T2">Pasajero</text:span> debe tener un numero de pasajes igual a cero.</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7">El sistema actualiza los pasajes de la tarjeta en la base de datos a pesar de tener valores negativos lo permite ya que es una tarjeta personalizada.</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7">El requerimiento es aceptado si cuando un <text:span text:style-name="T2">Pasajero</text:span> con tarjeta personalizada y ningún pasaje desea realizar un viaje al ingresar el número de su pin se <text:s/>le descuente un pasaje y le permita viajar hasta tres veces sin tener que recarga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3">Función del requerimiento: <text:span text:style-name="T1">Permitir recargar a tarjetas personalizadas usando tarjetas de crédito y débito.</text:span></text:p>
          </table:table-cell>
          <table:covered-table-cell/>
          <table:table-cell table:style-name="Tabla8.A1" office:value-type="string">
            <text:p text:style-name="P13">Identificador</text:p>
          </table:table-cell>
          <table:table-cell table:style-name="Tabla8.D1" office:value-type="string">
            <text:p text:style-name="Standard">3.1.8</text:p>
          </table:table-cell>
        </table:table-row>
        <table:table-row>
          <table:table-cell table:style-name="Tabla8.A2" office:value-type="string">
            <text:p text:style-name="P1">Estado</text:p>
          </table:table-cell>
          <table:table-cell table:style-name="Tabla8.A2" office:value-type="string">
            <text:p text:style-name="P14">Análisis</text:p>
          </table:table-cell>
          <table:table-cell table:style-name="Tabla8.A2" office:value-type="string">
            <text:p text:style-name="P1">Tipo de requerimiento</text:p>
          </table:table-cell>
          <table:table-cell table:style-name="Tabla8.D2" office:value-type="string">
            <text:p text:style-name="P5">Funcional</text:p>
          </table:table-cell>
        </table:table-row>
        <table:table-row>
          <table:table-cell table:style-name="Tabla8.A2" office:value-type="string">
            <text:p text:style-name="P1">Creado por</text:p>
          </table:table-cell>
          <table:table-cell table:style-name="Tabla8.A2" office:value-type="string">
            <text:p text:style-name="Standard">Luis Felipe Vargas</text:p>
          </table:table-cell>
          <table:table-cell table:style-name="Tabla8.A2" office:value-type="string">
            <text:p text:style-name="P13">Fecha creación</text:p>
          </table:table-cell>
          <table:table-cell table:style-name="Tabla8.D2" office:value-type="string">
            <text:p text:style-name="Standard">01 Septiembre 2008</text:p>
          </table:table-cell>
        </table:table-row>
        <table:table-row>
          <table:table-cell table:style-name="Tabla8.A2" office:value-type="string">
            <text:p text:style-name="P1">Actualizado por</text:p>
          </table:table-cell>
          <table:table-cell table:style-name="Tabla8.A2" office:value-type="string">
            <text:p text:style-name="Standard"/>
          </table:table-cell>
          <table:table-cell table:style-name="Tabla8.A2" office:value-type="string">
            <text:p text:style-name="P13">Fecha actualización</text:p>
          </table:table-cell>
          <table:table-cell table:style-name="Tabla8.D2" office:value-type="string">
            <text:p text:style-name="Standard">11 Septiembre 2011</text:p>
          </table:table-cell>
        </table:table-row>
        <table:table-row>
          <table:table-cell table:style-name="Tabla8.A2" office:value-type="string">
            <text:p text:style-name="P1">Descripción</text:p>
          </table:table-cell>
          <table:table-cell table:style-name="Tabla8.D2" table:number-columns-spanned="3" office:value-type="string">
            <text:p text:style-name="P6">El sistema debe permitir recargar las tarjetas personalizadas, esta recarga puede ser mediante tarjetas de crédito o débito. Esta acción corresponde al <text:span text:style-name="T2">Auxiliar</text:span> quien es el encargado de vender las tarjetas.</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7">El sistema recibe una forma de pago de parte del <text:span text:style-name="T2">Pasajero</text:span> y de acuerdo a esta forma de pago el <text:span text:style-name="T2">Auxiliar</text:span> selecciona la forma de pago correspondiente entre las opciones brindadas por el sistema.</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7">El sistema muestra un mensaje informando el número de pasajes con los que cuenta la tarjeta actualmente, el <text:span text:style-name="T2">Auxiliar</text:span> indica que el pago se logró realizar de manera adecuada indicando también el numero de pasajes actual.</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7">El <text:s/>sistema debe de permitir que el <text:span text:style-name="T2">Pasajero</text:span> <text:s/>con tarjeta personalizada logre recargar su tarjeta usando la forma de pago correspondiente a tarjeta crédito o débito lo que mostrará un aumento en sus pasajes.</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7">Documento de especificación del proyecto.</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7"><text:span text:style-name="T5">Pasajero,</text:span> Auxiliar</text:p>
          </table:table-cell>
          <table:covered-table-cell/>
          <table:covered-table-cell/>
        </table:table-row>
        <table:table-row>
          <table:table-cell table:style-name="Tabla8.A2" office:value-type="string">
            <text:p text:style-name="P1">Prioridad</text:p>
          </table:table-cell>
          <table:table-cell table:style-name="Tabla8.B11" table:number-columns-spanned="3" office:value-type="float" office:value="3">
            <text:p text:style-name="P7">3</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3"/>
          </table:table-cell>
          <table:covered-table-cell/>
          <table:covered-table-cell/>
        </table:table-row>
        <table:table-row>
          <table:table-cell table:style-name="Tabla8.D2" table:number-columns-spanned="4" office:value-type="string">
            <text:p text:style-name="P12">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17">El sistema debe tener acceso a internet y estar conectado a la base de datos <text:span text:style-name="T8">y </text:span>tiene que <text:span text:style-name="T8">haber ingresado al sistema con perfil de</text:span> <text:span text:style-name="T2">Auxiliar.</text:span></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7">El sistema registra en la base datos un pago hecho con otra forma de pago distinta a efectivo igualmente aumenta los pasajes de la tarjeta personalizada especificada por el <text:span text:style-name="T2">Pasajero</text:span>.</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7">El requerimiento es aceptado si un <text:span text:style-name="T2">Pasajero</text:span> que tiene una tarjeta personalizada <text:s/>y no tenga efectivo pero desee recargar pueda realizarlo con tarjeta crédito o débito sin ningún problema ya que el sistema acepta estas <text:s/>formas de pago para tarjetas personalizada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9" table:style-name="Tabla9">
        <table:table-column table:style-name="Tabla9.A"/>
        <table:table-column table:style-name="Tabla9.B"/>
        <table:table-column table:style-name="Tabla9.A"/>
        <table:table-column table:style-name="Tabla9.D"/>
        <text:soft-page-break/>
        <table:table-row>
          <table:table-cell table:style-name="Tabla9.A1" table:number-columns-spanned="2" office:value-type="string">
            <text:p text:style-name="P3">Función del requerimiento: <text:span text:style-name="T1">Agregar nuevas tarjetas al sistema ya sean genéricas <text:s/>o personalizadas.</text:span></text:p>
          </table:table-cell>
          <table:covered-table-cell/>
          <table:table-cell table:style-name="Tabla9.A1" office:value-type="string">
            <text:p text:style-name="P13">Identificador</text:p>
          </table:table-cell>
          <table:table-cell table:style-name="Tabla9.D1" office:value-type="string">
            <text:p text:style-name="Standard">3.1.9</text:p>
          </table:table-cell>
        </table:table-row>
        <table:table-row>
          <table:table-cell table:style-name="Tabla9.A2" office:value-type="string">
            <text:p text:style-name="P1">Estado</text:p>
          </table:table-cell>
          <table:table-cell table:style-name="Tabla9.A2" office:value-type="string">
            <text:p text:style-name="P14">Análisis</text:p>
          </table:table-cell>
          <table:table-cell table:style-name="Tabla9.A2" office:value-type="string">
            <text:p text:style-name="P1">Tipo de requerimiento</text:p>
          </table:table-cell>
          <table:table-cell table:style-name="Tabla9.D2" office:value-type="string">
            <text:p text:style-name="P5">Funcional</text:p>
          </table:table-cell>
        </table:table-row>
        <table:table-row>
          <table:table-cell table:style-name="Tabla9.A2" office:value-type="string">
            <text:p text:style-name="P1">Creado por</text:p>
          </table:table-cell>
          <table:table-cell table:style-name="Tabla9.A2" office:value-type="string">
            <text:p text:style-name="Standard">Luis Felipe Vargas</text:p>
          </table:table-cell>
          <table:table-cell table:style-name="Tabla9.A2" office:value-type="string">
            <text:p text:style-name="P13">Fecha creación</text:p>
          </table:table-cell>
          <table:table-cell table:style-name="Tabla9.D2" office:value-type="string">
            <text:p text:style-name="Standard">08 Septiembre 2011</text:p>
          </table:table-cell>
        </table:table-row>
        <table:table-row>
          <table:table-cell table:style-name="Tabla9.A2" office:value-type="string">
            <text:p text:style-name="P1">Actualizado por</text:p>
          </table:table-cell>
          <table:table-cell table:style-name="Tabla9.A2" office:value-type="string">
            <text:p text:style-name="Standard">Yerminson Gonzalez</text:p>
          </table:table-cell>
          <table:table-cell table:style-name="Tabla9.A2" office:value-type="string">
            <text:p text:style-name="P13">Fecha actualización</text:p>
          </table:table-cell>
          <table:table-cell table:style-name="Tabla9.D2" office:value-type="string">
            <text:p text:style-name="Standard">11 Septiembre 2011</text:p>
          </table:table-cell>
        </table:table-row>
        <table:table-row>
          <table:table-cell table:style-name="Tabla9.A2" office:value-type="string">
            <text:p text:style-name="P1">Descripción</text:p>
          </table:table-cell>
          <table:table-cell table:style-name="Tabla9.D2" table:number-columns-spanned="3" office:value-type="string">
            <text:p text:style-name="P6">El sistema debe permitir agregar nuevas tarjetas al sistema, para ello se ingresarán sus datos básicos, estos son número de pin, número de pasajes, el tipo de tarjeta y el estado(activada o desactivada), esta acción es realizada por le <text:span text:style-name="T2">Auxiliar</text:span> que vende la tarjeta.<text:tab/></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7">El sistema solicita al <text:span text:style-name="T2">Auxiliar</text:span> datos correspondientes al pin de la tarjeta, el número de pasajes el tipo de tarjeta y el estado.</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7">El sistema muestra un mensaje informando el éxito o no de la operación lo que le permite saber al <text:span text:style-name="T2">Pasajero</text:span> si la tarjeta se ha registrado correctamente.</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7">El sistema debe de permitir que se añada una nueva tarjeta ya sea genérica o personalizada depende del tipo que se le asigne lo que permite que un <text:span text:style-name="T2">Pasajero</text:span> pueda usarla para viajar</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7">Documento de especificación del proyecto.</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7">Auxiliar</text:p>
          </table:table-cell>
          <table:covered-table-cell/>
          <table:covered-table-cell/>
        </table:table-row>
        <table:table-row>
          <table:table-cell table:style-name="Tabla9.A2" office:value-type="string">
            <text:p text:style-name="P1">Prioridad</text:p>
          </table:table-cell>
          <table:table-cell table:style-name="Tabla9.B11" table:number-columns-spanned="3" office:value-type="float" office:value="3">
            <text:p text:style-name="P7">3</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7"/>
          </table:table-cell>
          <table:covered-table-cell/>
          <table:covered-table-cell/>
        </table:table-row>
        <table:table-row>
          <table:table-cell table:style-name="Tabla9.D2" table:number-columns-spanned="4" office:value-type="string">
            <text:p text:style-name="P12">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17">El sistema debe tener acceso a internet y estar conectado a la base de datos, tiene que <text:span text:style-name="T8">haber ingresado al sistema con perfil de</text:span> <text:span text:style-name="T2">Auxiliar </text:span>y tener tarjetas físicas para vende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7">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7">El requerimiento es aceptado si un <text:span text:style-name="T2">Pasajero</text:span>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15" table:style-name="Tabla15">
        <table:table-column table:style-name="Tabla15.A"/>
        <table:table-column table:style-name="Tabla15.B"/>
        <table:table-column table:style-name="Tabla15.A"/>
        <table:table-column table:style-name="Tabla15.D"/>
        <text:soft-page-break/>
        <table:table-row>
          <table:table-cell table:style-name="Tabla15.A1" table:number-columns-spanned="2" office:value-type="string">
            <text:p text:style-name="P1">Función del requerimiento: <text:span text:style-name="T1">Eliminar tarjetas del sistema.</text:span></text:p>
          </table:table-cell>
          <table:covered-table-cell/>
          <table:table-cell table:style-name="Tabla15.A1" office:value-type="string">
            <text:p text:style-name="P13">Identificador</text:p>
          </table:table-cell>
          <table:table-cell table:style-name="Tabla15.D1" office:value-type="string">
            <text:p text:style-name="Standard">3.1.10</text:p>
          </table:table-cell>
        </table:table-row>
        <table:table-row>
          <table:table-cell table:style-name="Tabla15.A2" office:value-type="string">
            <text:p text:style-name="P1">Estado</text:p>
          </table:table-cell>
          <table:table-cell table:style-name="Tabla15.A2" office:value-type="string">
            <text:p text:style-name="P14">Análisis</text:p>
          </table:table-cell>
          <table:table-cell table:style-name="Tabla15.A2" office:value-type="string">
            <text:p text:style-name="P1">Tipo de requerimiento</text:p>
          </table:table-cell>
          <table:table-cell table:style-name="Tabla15.D2" office:value-type="string">
            <text:p text:style-name="P5">Funcional</text:p>
          </table:table-cell>
        </table:table-row>
        <table:table-row>
          <table:table-cell table:style-name="Tabla15.A2" office:value-type="string">
            <text:p text:style-name="P1">Creado por</text:p>
          </table:table-cell>
          <table:table-cell table:style-name="Tabla15.A2" office:value-type="string">
            <text:p text:style-name="Standard">Luis Felipe Vargas</text:p>
          </table:table-cell>
          <table:table-cell table:style-name="Tabla15.A2" office:value-type="string">
            <text:p text:style-name="P13">Fecha creación</text:p>
          </table:table-cell>
          <table:table-cell table:style-name="Tabla15.D2" office:value-type="string">
            <text:p text:style-name="Standard">08 Septiembre 2011</text:p>
          </table:table-cell>
        </table:table-row>
        <table:table-row>
          <table:table-cell table:style-name="Tabla15.A2" office:value-type="string">
            <text:p text:style-name="P1">Actualizado por</text:p>
          </table:table-cell>
          <table:table-cell table:style-name="Tabla15.A2" office:value-type="string">
            <text:p text:style-name="Standard">Yerminson Gonzalez Muñoz</text:p>
          </table:table-cell>
          <table:table-cell table:style-name="Tabla15.A2" office:value-type="string">
            <text:p text:style-name="P13">Fecha actualización</text:p>
          </table:table-cell>
          <table:table-cell table:style-name="Tabla15.D2" office:value-type="string">
            <text:p text:style-name="Standard">11 Septiembre 2011</text:p>
          </table:table-cell>
        </table:table-row>
        <table:table-row>
          <table:table-cell table:style-name="Tabla15.A2" office:value-type="string">
            <text:p text:style-name="P1">Descripción</text:p>
          </table:table-cell>
          <table:table-cell table:style-name="Tabla15.D2" table:number-columns-spanned="3" office:value-type="string">
            <text:p text:style-name="P6">El sistema debe de permitir eliminar tarjetas del sistema usando el número pin de la tarjeta. Esta acción debe ser realizada por un <text:span text:style-name="T2">Auxiliar</text:span> u operario. Lo que eliminará <text:s/>la tarjeta de manera lógica del sistema.</text:p>
          </table:table-cell>
          <table:covered-table-cell/>
          <table:covered-table-cell/>
        </table:table-row>
        <table:table-row>
          <table:table-cell table:style-name="Tabla15.A2" office:value-type="string">
            <text:p text:style-name="P1">Datos de entrada</text:p>
          </table:table-cell>
          <table:table-cell table:style-name="Tabla15.D2" table:number-columns-spanned="3" office:value-type="string">
            <text:p text:style-name="P7">El sistema recibe el numero de pin de la tarjeta ya existente con lo que se podrá buscar la tarjeta para ser eliminada ya sea genérica o personalizada.</text:p>
          </table:table-cell>
          <table:covered-table-cell/>
          <table:covered-table-cell/>
        </table:table-row>
        <table:table-row>
          <table:table-cell table:style-name="Tabla15.A2" office:value-type="string">
            <text:p text:style-name="P1">Datos de salida</text:p>
          </table:table-cell>
          <table:table-cell table:style-name="Tabla15.D2" table:number-columns-spanned="3" office:value-type="string">
            <text:p text:style-name="P7">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5.A2" office:value-type="string">
            <text:p text:style-name="P1">Resultados esperados</text:p>
          </table:table-cell>
          <table:table-cell table:style-name="Tabla15.D2" table:number-columns-spanned="3" office:value-type="string">
            <text:p text:style-name="P7">El sistema debería permitir quitar la tarjeta del sistema borrando de manera lógica la tarjeta de la base de datos y así no pueda seguir siendo usada en el sistema.</text:p>
          </table:table-cell>
          <table:covered-table-cell/>
          <table:covered-table-cell/>
        </table:table-row>
        <table:table-row>
          <table:table-cell table:style-name="Tabla15.A2" office:value-type="string">
            <text:p text:style-name="P1">Origen</text:p>
          </table:table-cell>
          <table:table-cell table:style-name="Tabla15.D2" table:number-columns-spanned="3" office:value-type="string">
            <text:p text:style-name="P7">Descripción de especificación del proyecto.</text:p>
          </table:table-cell>
          <table:covered-table-cell/>
          <table:covered-table-cell/>
        </table:table-row>
        <table:table-row>
          <table:table-cell table:style-name="Tabla15.A2" office:value-type="string">
            <text:p text:style-name="P1">Dirigido a</text:p>
          </table:table-cell>
          <table:table-cell table:style-name="Tabla15.D2" table:number-columns-spanned="3" office:value-type="string">
            <text:p text:style-name="P7">Auxiliar, Operador</text:p>
          </table:table-cell>
          <table:covered-table-cell/>
          <table:covered-table-cell/>
        </table:table-row>
        <table:table-row>
          <table:table-cell table:style-name="Tabla15.A2" office:value-type="string">
            <text:p text:style-name="P1">Prioridad</text:p>
          </table:table-cell>
          <table:table-cell table:style-name="Tabla15.B11" table:number-columns-spanned="3" office:value-type="float" office:value="3">
            <text:p text:style-name="P7">3</text:p>
          </table:table-cell>
          <table:covered-table-cell/>
          <table:covered-table-cell/>
        </table:table-row>
        <table:table-row>
          <table:table-cell table:style-name="Tabla15.A2" office:value-type="string">
            <text:p text:style-name="P1">Requerimientos asociados</text:p>
          </table:table-cell>
          <table:table-cell table:style-name="Tabla15.D2" table:number-columns-spanned="3" office:value-type="string">
            <text:p text:style-name="P7"/>
          </table:table-cell>
          <table:covered-table-cell/>
          <table:covered-table-cell/>
        </table:table-row>
        <table:table-row>
          <table:table-cell table:style-name="Tabla15.D2" table:number-columns-spanned="4" office:value-type="string">
            <text:p text:style-name="P12">Especificación</text:p>
          </table:table-cell>
          <table:covered-table-cell/>
          <table:covered-table-cell/>
          <table:covered-table-cell/>
        </table:table-row>
        <table:table-row>
          <table:table-cell table:style-name="Tabla15.A2" office:value-type="string">
            <text:p text:style-name="P2">Precondiciones</text:p>
          </table:table-cell>
          <table:table-cell table:style-name="Tabla15.D2" table:number-columns-spanned="3" office:value-type="string">
            <text:p text:style-name="P17">El sistema debe de estar conectado a internet y tener acceso a la base de datos <text:span text:style-name="T8">y</text:span> <text:s/>tiene que <text:span text:style-name="T8">haber ingresado al sistema con perfil de</text:span> <text:span text:style-name="T2">Auxiliar</text:span><text:span text:style-name="T5"> </text:span><text:span text:style-name="T6">o de </text:span><text:span text:style-name="T3">Operador.</text:span></text:p>
          </table:table-cell>
          <table:covered-table-cell/>
          <table:covered-table-cell/>
        </table:table-row>
        <table:table-row>
          <table:table-cell table:style-name="Tabla15.A2" office:value-type="string">
            <text:p text:style-name="P2">Poscondiciones</text:p>
          </table:table-cell>
          <table:table-cell table:style-name="Tabla15.D2" table:number-columns-spanned="3" office:value-type="string">
            <text:p text:style-name="P7">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5.A2" office:value-type="string">
            <text:p text:style-name="P2">Criterio de aceptación</text:p>
          </table:table-cell>
          <table:table-cell table:style-name="Tabla15.D2" table:number-columns-spanned="3" office:value-type="string">
            <text:p text:style-name="P7">El requerimiento es aceptado si dado un pin de una tarjeta después del proceso de eliminación y se intente usar esta tarjeta no se encuentre información referente a esta ya que ha sido borrada de manera lógica de la base de dat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10" table:style-name="Tabla10">
        <table:table-column table:style-name="Tabla10.A"/>
        <table:table-column table:style-name="Tabla10.B"/>
        <table:table-column table:style-name="Tabla10.A"/>
        <table:table-column table:style-name="Tabla10.D"/>
        <text:soft-page-break/>
        <table:table-row table:style-name="Tabla10.1">
          <table:table-cell table:style-name="Tabla10.A1" table:number-columns-spanned="2" office:value-type="string">
            <text:p text:style-name="P1">Función del requerimiento:<text:span text:style-name="T1">Consultar tarjetas existentes.</text:span></text:p>
          </table:table-cell>
          <table:covered-table-cell/>
          <table:table-cell table:style-name="Tabla10.A1" office:value-type="string">
            <text:p text:style-name="P13">Identificador</text:p>
          </table:table-cell>
          <table:table-cell table:style-name="Tabla10.D1" office:value-type="string">
            <text:p text:style-name="Standard">3.1.11</text:p>
          </table:table-cell>
        </table:table-row>
        <table:table-row>
          <table:table-cell table:style-name="Tabla10.A2" office:value-type="string">
            <text:p text:style-name="P1">Estado</text:p>
          </table:table-cell>
          <table:table-cell table:style-name="Tabla10.A2" office:value-type="string">
            <text:p text:style-name="P14">Análisis</text:p>
          </table:table-cell>
          <table:table-cell table:style-name="Tabla10.A2" office:value-type="string">
            <text:p text:style-name="P1">Tipo de requerimiento</text:p>
          </table:table-cell>
          <table:table-cell table:style-name="Tabla10.D2" office:value-type="string">
            <text:p text:style-name="P5">Funcional</text:p>
          </table:table-cell>
        </table:table-row>
        <table:table-row>
          <table:table-cell table:style-name="Tabla10.A2" office:value-type="string">
            <text:p text:style-name="P1">Creado por</text:p>
          </table:table-cell>
          <table:table-cell table:style-name="Tabla10.A2" office:value-type="string">
            <text:p text:style-name="Standard">Luis Felipe Vargas</text:p>
          </table:table-cell>
          <table:table-cell table:style-name="Tabla10.A2" office:value-type="string">
            <text:p text:style-name="P13">Fecha creación</text:p>
          </table:table-cell>
          <table:table-cell table:style-name="Tabla10.D2" office:value-type="string">
            <text:p text:style-name="Standard">08 Septiembre 2011</text:p>
          </table:table-cell>
        </table:table-row>
        <table:table-row>
          <table:table-cell table:style-name="Tabla10.A2" office:value-type="string">
            <text:p text:style-name="P1">Actualizado por</text:p>
          </table:table-cell>
          <table:table-cell table:style-name="Tabla10.A2" office:value-type="string">
            <text:p text:style-name="Standard">Yerminson Gonzalez Muñoz</text:p>
          </table:table-cell>
          <table:table-cell table:style-name="Tabla10.A2" office:value-type="string">
            <text:p text:style-name="P13">Fecha actualización</text:p>
          </table:table-cell>
          <table:table-cell table:style-name="Tabla10.D2" office:value-type="string">
            <text:p text:style-name="Standard">11 Septiembre 2011</text:p>
          </table:table-cell>
        </table:table-row>
        <table:table-row>
          <table:table-cell table:style-name="Tabla10.A2" office:value-type="string">
            <text:p text:style-name="P1">Descripción</text:p>
          </table:table-cell>
          <table:table-cell table:style-name="Tabla10.D2" table:number-columns-spanned="3" office:value-type="string">
            <text:p text:style-name="P6">El sistema debe permitir la consulta de las tarjetas existentes, ya sean genéricas o personalizadas esta acción puede ser realizada por <text:span text:style-name="T2">Auxiliar</text:span>, en caso de que requiera hacer una operación administrativa en una tarjeta como modificar desactivar o eliminar.</text:p>
          </table:table-cell>
          <table:covered-table-cell/>
          <table:covered-table-cell/>
        </table:table-row>
        <table:table-row>
          <table:table-cell table:style-name="Tabla10.A2" office:value-type="string">
            <text:p text:style-name="P1">Datos de entrada</text:p>
          </table:table-cell>
          <table:table-cell table:style-name="Tabla10.D2" table:number-columns-spanned="3" office:value-type="string">
            <text:p text:style-name="P7">El sistema recibe el numero de pin de la tarjeta que se desea buscar o el nombre o cédula de la persona dueña de la tarjeta de esta manera el sistema sabe que buscar.</text:p>
          </table:table-cell>
          <table:covered-table-cell/>
          <table:covered-table-cell/>
        </table:table-row>
        <table:table-row>
          <table:table-cell table:style-name="Tabla10.A2" office:value-type="string">
            <text:p text:style-name="P1">Datos de salida</text:p>
          </table:table-cell>
          <table:table-cell table:style-name="Tabla10.D2" table:number-columns-spanned="3" office:value-type="string">
            <text:p text:style-name="P11"><text:span text:style-name="T1">El sistema retorna una lista con los resultados encontrados. Para la búsqueda se debe g</text:span>arantizar que el diseño de las consultas no afecte el desempeño de la base de datos, ni considerablemente el tráfico de la red, <text:span text:style-name="T1"><text:s/>lo que permitirá realizar operaciones administrativas</text:span></text:p>
          </table:table-cell>
          <table:covered-table-cell/>
          <table:covered-table-cell/>
        </table:table-row>
        <table:table-row>
          <table:table-cell table:style-name="Tabla10.A2" office:value-type="string">
            <text:p text:style-name="P1">Resultados esperados</text:p>
          </table:table-cell>
          <table:table-cell table:style-name="Tabla10.D2" table:number-columns-spanned="3" office:value-type="string">
            <text:p text:style-name="P7">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0.A2" office:value-type="string">
            <text:p text:style-name="P1">Origen</text:p>
          </table:table-cell>
          <table:table-cell table:style-name="Tabla10.D2" table:number-columns-spanned="3" office:value-type="string">
            <text:p text:style-name="P7">Documento de especificación del proyecto</text:p>
          </table:table-cell>
          <table:covered-table-cell/>
          <table:covered-table-cell/>
        </table:table-row>
        <table:table-row>
          <table:table-cell table:style-name="Tabla10.A2" office:value-type="string">
            <text:p text:style-name="P1">Dirigido a</text:p>
          </table:table-cell>
          <table:table-cell table:style-name="Tabla10.D2" table:number-columns-spanned="3" office:value-type="string">
            <text:p text:style-name="P7">Auxiliar</text:p>
          </table:table-cell>
          <table:covered-table-cell/>
          <table:covered-table-cell/>
        </table:table-row>
        <table:table-row>
          <table:table-cell table:style-name="Tabla10.A2" office:value-type="string">
            <text:p text:style-name="P1">Prioridad</text:p>
          </table:table-cell>
          <table:table-cell table:style-name="Tabla10.B11" table:number-columns-spanned="3" office:value-type="float" office:value="3">
            <text:p text:style-name="P7">3</text:p>
          </table:table-cell>
          <table:covered-table-cell/>
          <table:covered-table-cell/>
        </table:table-row>
        <table:table-row>
          <table:table-cell table:style-name="Tabla10.A2" office:value-type="string">
            <text:p text:style-name="P1">Requerimientos asociados</text:p>
          </table:table-cell>
          <table:table-cell table:style-name="Tabla10.D2" table:number-columns-spanned="3" office:value-type="string">
            <text:p text:style-name="P1"/>
          </table:table-cell>
          <table:covered-table-cell/>
          <table:covered-table-cell/>
        </table:table-row>
        <table:table-row>
          <table:table-cell table:style-name="Tabla10.D2" table:number-columns-spanned="4" office:value-type="string">
            <text:p text:style-name="P12">Especificación</text:p>
          </table:table-cell>
          <table:covered-table-cell/>
          <table:covered-table-cell/>
          <table:covered-table-cell/>
        </table:table-row>
        <table:table-row>
          <table:table-cell table:style-name="Tabla10.A2" office:value-type="string">
            <text:p text:style-name="P2">Precondiciones</text:p>
          </table:table-cell>
          <table:table-cell table:style-name="Tabla10.D2" table:number-columns-spanned="3" office:value-type="string">
            <text:p text:style-name="P7">El sistema debe de tener acceso a internet y estar conectado <text:s/>a la base de datos <text:span text:style-name="T8">y </text:span>tiene que <text:span text:style-name="T8">haber ingresado al sistema con perfil de</text:span> <text:span text:style-name="T2">Auxiliar</text:span> lo que le permitirá realizar la consulta.</text:p>
          </table:table-cell>
          <table:covered-table-cell/>
          <table:covered-table-cell/>
        </table:table-row>
        <table:table-row>
          <table:table-cell table:style-name="Tabla10.A2" office:value-type="string">
            <text:p text:style-name="P2">Poscondiciones</text:p>
          </table:table-cell>
          <table:table-cell table:style-name="Tabla10.D2" table:number-columns-spanned="3" office:value-type="string">
            <text:p text:style-name="P7">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0.A2" office:value-type="string">
            <text:p text:style-name="P2">Criterio de aceptación</text:p>
          </table:table-cell>
          <table:table-cell table:style-name="Tabla10.D2" table:number-columns-spanned="3" office:value-type="string">
            <text:p text:style-name="P7">El requerimiento es aceptado si dando cualquiera de los tres paramentas de entrada: numero pin, nombre o cédula para una tarjeta ya existente el sistema arroja resultados que permitan ver que si es cierto que la tarjeta ya esta registrada en el sistema.</text:p>
          </table:table-cell>
          <table:covered-table-cell/>
          <table:covered-table-cell/>
        </table:table-row>
      </table:table>
      <text:p text:style-name="Standard"/>
      <text:p text:style-name="Standard"/>
      <text:p text:style-name="Standard"/>
      <text:p text:style-name="Standard"/>
      <table:table table:name="Tabla11" table:style-name="Tabla11">
        <table:table-column table:style-name="Tabla11.A"/>
        <table:table-column table:style-name="Tabla11.B"/>
        <table:table-column table:style-name="Tabla11.A"/>
        <table:table-column table:style-name="Tabla11.D"/>
        <text:soft-page-break/>
        <table:table-row>
          <table:table-cell table:style-name="Tabla11.A1" table:number-columns-spanned="2" office:value-type="string">
            <text:p text:style-name="P3">Función del requerimiento:<text:span text:style-name="T1">Modificar datos relacionados con la tarjeta ya sea personalizada o genérica.</text:span></text:p>
          </table:table-cell>
          <table:covered-table-cell/>
          <table:table-cell table:style-name="Tabla11.A1" office:value-type="string">
            <text:p text:style-name="P13">Identificador</text:p>
          </table:table-cell>
          <table:table-cell table:style-name="Tabla11.D1" office:value-type="string">
            <text:p text:style-name="Standard">3.1.12</text:p>
          </table:table-cell>
        </table:table-row>
        <table:table-row>
          <table:table-cell table:style-name="Tabla11.A2" office:value-type="string">
            <text:p text:style-name="P1">Estado</text:p>
          </table:table-cell>
          <table:table-cell table:style-name="Tabla11.A2" office:value-type="string">
            <text:p text:style-name="P14">Análisis</text:p>
          </table:table-cell>
          <table:table-cell table:style-name="Tabla11.A2" office:value-type="string">
            <text:p text:style-name="P1">Tipo de requerimiento</text:p>
          </table:table-cell>
          <table:table-cell table:style-name="Tabla11.D2" office:value-type="string">
            <text:p text:style-name="P5">Funcional</text:p>
          </table:table-cell>
        </table:table-row>
        <table:table-row>
          <table:table-cell table:style-name="Tabla11.A2" office:value-type="string">
            <text:p text:style-name="P1">Creado por</text:p>
          </table:table-cell>
          <table:table-cell table:style-name="Tabla11.A2" office:value-type="string">
            <text:p text:style-name="Standard">Luis Felipe Vargas</text:p>
          </table:table-cell>
          <table:table-cell table:style-name="Tabla11.A2" office:value-type="string">
            <text:p text:style-name="P13">Fecha creación</text:p>
          </table:table-cell>
          <table:table-cell table:style-name="Tabla11.D2" office:value-type="string">
            <text:p text:style-name="Standard">08 Septiembre 2011</text:p>
          </table:table-cell>
        </table:table-row>
        <table:table-row>
          <table:table-cell table:style-name="Tabla11.A2" office:value-type="string">
            <text:p text:style-name="P1">Actualizado por</text:p>
          </table:table-cell>
          <table:table-cell table:style-name="Tabla11.A2" office:value-type="string">
            <text:p text:style-name="Standard">Yerminson Gonzalez Muñoz</text:p>
          </table:table-cell>
          <table:table-cell table:style-name="Tabla11.A2" office:value-type="string">
            <text:p text:style-name="P13">Fecha actualización</text:p>
          </table:table-cell>
          <table:table-cell table:style-name="Tabla11.D2" office:value-type="string">
            <text:p text:style-name="Standard">11 Septiembre 2011</text:p>
            <text:p text:style-name="Standard"/>
          </table:table-cell>
        </table:table-row>
        <table:table-row>
          <table:table-cell table:style-name="Tabla11.A2" office:value-type="string">
            <text:p text:style-name="P1">Descripción</text:p>
          </table:table-cell>
          <table:table-cell table:style-name="Tabla11.D2" table:number-columns-spanned="3" office:value-type="string">
            <text:p text:style-name="P6">El sistema debe permitir modificar la información de las tarjetas ya existentes solo en los datos correspondientes a numero <text:s/>de pasajes, y estado(bloqueada o desbloqueada), el número pin de la tarjeta y el tipo no se podrá cambiar.</text:p>
          </table:table-cell>
          <table:covered-table-cell/>
          <table:covered-table-cell/>
        </table:table-row>
        <table:table-row>
          <table:table-cell table:style-name="Tabla11.A2" office:value-type="string">
            <text:p text:style-name="P1">Datos de entrada</text:p>
          </table:table-cell>
          <table:table-cell table:style-name="Tabla11.D2" table:number-columns-spanned="3" office:value-type="string">
            <text:p text:style-name="P7">El sistema <text:s/>recibe información referente a la tarjeta que se va a modificar con todos los valores correspondientes pin , número de pasajes , tipo y estado.</text:p>
          </table:table-cell>
          <table:covered-table-cell/>
          <table:covered-table-cell/>
        </table:table-row>
        <table:table-row>
          <table:table-cell table:style-name="Tabla11.A2" office:value-type="string">
            <text:p text:style-name="P1">Datos de salida</text:p>
          </table:table-cell>
          <table:table-cell table:style-name="Tabla11.D2" table:number-columns-spanned="3" office:value-type="string">
            <text:p text:style-name="P7">El sistema muestra un mensaje informando el éxito o no de la operación respecto a la modificación de alguno de los datos de la tarjeta</text:p>
          </table:table-cell>
          <table:covered-table-cell/>
          <table:covered-table-cell/>
        </table:table-row>
        <table:table-row>
          <table:table-cell table:style-name="Tabla11.A2" office:value-type="string">
            <text:p text:style-name="P1">Resultados esperados</text:p>
          </table:table-cell>
          <table:table-cell table:style-name="Tabla11.D2" table:number-columns-spanned="3" office:value-type="string">
            <text:p text:style-name="P7">El sistema debe cambiar de manera adecuada los datos de una tarjeta y que cuando sea consultada tiempo después preserve los cambios presentados.</text:p>
          </table:table-cell>
          <table:covered-table-cell/>
          <table:covered-table-cell/>
        </table:table-row>
        <table:table-row>
          <table:table-cell table:style-name="Tabla11.A2" office:value-type="string">
            <text:p text:style-name="P1">Origen</text:p>
          </table:table-cell>
          <table:table-cell table:style-name="Tabla11.D2" table:number-columns-spanned="3" office:value-type="string">
            <text:p text:style-name="P7">Documento de especificación del proyecto.</text:p>
          </table:table-cell>
          <table:covered-table-cell/>
          <table:covered-table-cell/>
        </table:table-row>
        <table:table-row>
          <table:table-cell table:style-name="Tabla11.A2" office:value-type="string">
            <text:p text:style-name="P1">Dirigido a</text:p>
          </table:table-cell>
          <table:table-cell table:style-name="Tabla11.D2" table:number-columns-spanned="3" office:value-type="string">
            <text:p text:style-name="P7">Auxiliar</text:p>
          </table:table-cell>
          <table:covered-table-cell/>
          <table:covered-table-cell/>
        </table:table-row>
        <table:table-row>
          <table:table-cell table:style-name="Tabla11.A2" office:value-type="string">
            <text:p text:style-name="P1">Prioridad</text:p>
          </table:table-cell>
          <table:table-cell table:style-name="Tabla11.B11" table:number-columns-spanned="3" office:value-type="float" office:value="3">
            <text:p text:style-name="P7">3</text:p>
          </table:table-cell>
          <table:covered-table-cell/>
          <table:covered-table-cell/>
        </table:table-row>
        <table:table-row>
          <table:table-cell table:style-name="Tabla11.A2" office:value-type="string">
            <text:p text:style-name="P1">Requerimientos asociados</text:p>
          </table:table-cell>
          <table:table-cell table:style-name="Tabla11.D2" table:number-columns-spanned="3" office:value-type="string">
            <text:p text:style-name="P7"/>
          </table:table-cell>
          <table:covered-table-cell/>
          <table:covered-table-cell/>
        </table:table-row>
        <table:table-row>
          <table:table-cell table:style-name="Tabla11.D2" table:number-columns-spanned="4" office:value-type="string">
            <text:p text:style-name="P12">Especificación</text:p>
          </table:table-cell>
          <table:covered-table-cell/>
          <table:covered-table-cell/>
          <table:covered-table-cell/>
        </table:table-row>
        <table:table-row>
          <table:table-cell table:style-name="Tabla11.A2" office:value-type="string">
            <text:p text:style-name="P2">Precondiciones</text:p>
          </table:table-cell>
          <table:table-cell table:style-name="Tabla11.D2" table:number-columns-spanned="3" office:value-type="string">
            <text:p text:style-name="P17">El sistema debe de tener acceso a internet y estar conectado a la base de datos <text:span text:style-name="T8">y tiene que haber ingresado al sistema con perfil de </text:span><text:span text:style-name="T3">Auxiliar</text:span> para poder realizar las tareas de modificación. </text:p>
          </table:table-cell>
          <table:covered-table-cell/>
          <table:covered-table-cell/>
        </table:table-row>
        <table:table-row>
          <table:table-cell table:style-name="Tabla11.A2" office:value-type="string">
            <text:p text:style-name="P2">Poscondiciones</text:p>
          </table:table-cell>
          <table:table-cell table:style-name="Tabla11.D2" table:number-columns-spanned="3" office:value-type="string">
            <text:p text:style-name="P7">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1.A2" office:value-type="string">
            <text:p text:style-name="P2">Criterio de aceptación</text:p>
          </table:table-cell>
          <table:table-cell table:style-name="Tabla11.D2" table:number-columns-spanned="3" office:value-type="string">
            <text:p text:style-name="P7">El requerimiento es aceptado sí en el momento en que un <text:span text:style-name="T2">Auxiliar</text:span> decida modificar los datos de una tarjeta por ejemplo lo correspondiente a su estado al guardar los datos se vean en la base de datos y la tarjeta con ese pin sufra los cambios correspondiente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13" table:style-name="Tabla13">
        <table:table-column table:style-name="Tabla13.A"/>
        <table:table-column table:style-name="Tabla13.B"/>
        <table:table-column table:style-name="Tabla13.A"/>
        <table:table-column table:style-name="Tabla13.D"/>
        <text:soft-page-break/>
        <table:table-row>
          <table:table-cell table:style-name="Tabla13.A1" table:number-columns-spanned="2" office:value-type="string">
            <text:p text:style-name="P3">Función del requerimiento: <text:span text:style-name="T1">Descontar pasajes de la tarjeta genérica o personalizada cuando se tome algún bus.</text:span></text:p>
          </table:table-cell>
          <table:covered-table-cell/>
          <table:table-cell table:style-name="Tabla13.A1" office:value-type="string">
            <text:p text:style-name="P13">Identificador</text:p>
          </table:table-cell>
          <table:table-cell table:style-name="Tabla13.D1" office:value-type="string">
            <text:p text:style-name="Standard">3.1.13</text:p>
          </table:table-cell>
        </table:table-row>
        <table:table-row>
          <table:table-cell table:style-name="Tabla13.A2" office:value-type="string">
            <text:p text:style-name="P1">Estado</text:p>
          </table:table-cell>
          <table:table-cell table:style-name="Tabla13.A2" office:value-type="string">
            <text:p text:style-name="P14">Análisis</text:p>
          </table:table-cell>
          <table:table-cell table:style-name="Tabla13.A2" office:value-type="string">
            <text:p text:style-name="P1">Tipo de requerimiento</text:p>
          </table:table-cell>
          <table:table-cell table:style-name="Tabla13.D2" office:value-type="string">
            <text:p text:style-name="P5">Funcional</text:p>
          </table:table-cell>
        </table:table-row>
        <table:table-row>
          <table:table-cell table:style-name="Tabla13.A2" office:value-type="string">
            <text:p text:style-name="P1">Creado por</text:p>
          </table:table-cell>
          <table:table-cell table:style-name="Tabla13.A2" office:value-type="string">
            <text:p text:style-name="Standard">Luis Felipe Vargas</text:p>
          </table:table-cell>
          <table:table-cell table:style-name="Tabla13.A2" office:value-type="string">
            <text:p text:style-name="P13">Fecha creación</text:p>
          </table:table-cell>
          <table:table-cell table:style-name="Tabla13.D2" office:value-type="string">
            <text:p text:style-name="Standard">8 Septiembre 2011</text:p>
          </table:table-cell>
        </table:table-row>
        <table:table-row>
          <table:table-cell table:style-name="Tabla13.A2" office:value-type="string">
            <text:p text:style-name="P1">Actualizado por</text:p>
          </table:table-cell>
          <table:table-cell table:style-name="Tabla13.A2" office:value-type="string">
            <text:p text:style-name="Standard">Yerminson Gonzalez Muñoz</text:p>
          </table:table-cell>
          <table:table-cell table:style-name="Tabla13.A2" office:value-type="string">
            <text:p text:style-name="P13">Fecha actualización</text:p>
          </table:table-cell>
          <table:table-cell table:style-name="Tabla13.D2" office:value-type="string">
            <text:p text:style-name="Standard">11 Septiembre 2011</text:p>
          </table:table-cell>
        </table:table-row>
        <table:table-row>
          <table:table-cell table:style-name="Tabla13.A2" office:value-type="string">
            <text:p text:style-name="P1">Descripción</text:p>
          </table:table-cell>
          <table:table-cell table:style-name="Tabla13.D2" table:number-columns-spanned="3" office:value-type="string">
            <text:p text:style-name="P6">El sistema realizará el descuento del pasaje de la tarjeta en el momento en que se le ingrese el número de la tarjeta, es decir al entrar al bus se pedirá el número de tarjeta que permitirá en caso de tener pasajes ingresar y luego descontar de los pasajes correspondientes a la tarjeta. </text:p>
          </table:table-cell>
          <table:covered-table-cell/>
          <table:covered-table-cell/>
        </table:table-row>
        <table:table-row>
          <table:table-cell table:style-name="Tabla13.A2" office:value-type="string">
            <text:p text:style-name="P1">Datos de entrada</text:p>
          </table:table-cell>
          <table:table-cell table:style-name="Tabla13.D2" table:number-columns-spanned="3" office:value-type="string">
            <text:p text:style-name="P7">El sistema recibe el número pin de la tarjeta lo que permite que se pueda hacer el descuento del pasaje.</text:p>
          </table:table-cell>
          <table:covered-table-cell/>
          <table:covered-table-cell/>
        </table:table-row>
        <table:table-row>
          <table:table-cell table:style-name="Tabla13.A2" office:value-type="string">
            <text:p text:style-name="P1">Datos de salida</text:p>
          </table:table-cell>
          <table:table-cell table:style-name="Tabla13.D2" table:number-columns-spanned="3" office:value-type="string">
            <text:p text:style-name="P3"><text:span text:style-name="T1">El sistema muestra un mensaje informando al </text:span><text:span text:style-name="T4">Pasajero</text:span><text:span text:style-name="T1"> el número de pasajes que le quedan</text:span>.</text:p>
          </table:table-cell>
          <table:covered-table-cell/>
          <table:covered-table-cell/>
        </table:table-row>
        <table:table-row>
          <table:table-cell table:style-name="Tabla13.A2" office:value-type="string">
            <text:p text:style-name="P1">Resultados esperados</text:p>
          </table:table-cell>
          <table:table-cell table:style-name="Tabla13.D2" table:number-columns-spanned="3" office:value-type="string">
            <text:p text:style-name="P7">El sistema debería de descontar adecuadamente de la información de la tarjeta en caso de ser posible el valor de un pasaje después de ingresar el número pin de la tarjeta.</text:p>
          </table:table-cell>
          <table:covered-table-cell/>
          <table:covered-table-cell/>
        </table:table-row>
        <table:table-row>
          <table:table-cell table:style-name="Tabla13.A2" office:value-type="string">
            <text:p text:style-name="P1">Origen</text:p>
          </table:table-cell>
          <table:table-cell table:style-name="Tabla13.D2" table:number-columns-spanned="3" office:value-type="string">
            <text:p text:style-name="P7">Documento de especificación del proyecto.</text:p>
          </table:table-cell>
          <table:covered-table-cell/>
          <table:covered-table-cell/>
        </table:table-row>
        <table:table-row>
          <table:table-cell table:style-name="Tabla13.A2" office:value-type="string">
            <text:p text:style-name="P1">Dirigido a</text:p>
          </table:table-cell>
          <table:table-cell table:style-name="Tabla13.D2" table:number-columns-spanned="3" office:value-type="string">
            <text:p text:style-name="P9">Pasajero</text:p>
          </table:table-cell>
          <table:covered-table-cell/>
          <table:covered-table-cell/>
        </table:table-row>
        <table:table-row>
          <table:table-cell table:style-name="Tabla13.A2" office:value-type="string">
            <text:p text:style-name="P1">Prioridad</text:p>
          </table:table-cell>
          <table:table-cell table:style-name="Tabla13.B11" table:number-columns-spanned="3" office:value-type="float" office:value="3">
            <text:p text:style-name="P7">3</text:p>
          </table:table-cell>
          <table:covered-table-cell/>
          <table:covered-table-cell/>
        </table:table-row>
        <table:table-row>
          <table:table-cell table:style-name="Tabla13.A2" office:value-type="string">
            <text:p text:style-name="P1">Requerimientos asociados</text:p>
          </table:table-cell>
          <table:table-cell table:style-name="Tabla13.D2" table:number-columns-spanned="3" office:value-type="string">
            <text:p text:style-name="P3"/>
          </table:table-cell>
          <table:covered-table-cell/>
          <table:covered-table-cell/>
        </table:table-row>
        <table:table-row>
          <table:table-cell table:style-name="Tabla13.D2" table:number-columns-spanned="4" office:value-type="string">
            <text:p text:style-name="P12">Especificación</text:p>
          </table:table-cell>
          <table:covered-table-cell/>
          <table:covered-table-cell/>
          <table:covered-table-cell/>
        </table:table-row>
        <table:table-row>
          <table:table-cell table:style-name="Tabla13.A2" office:value-type="string">
            <text:p text:style-name="P2">Precondiciones</text:p>
          </table:table-cell>
          <table:table-cell table:style-name="Tabla13.D2" table:number-columns-spanned="3" office:value-type="string">
            <text:p text:style-name="P7">El sistema debe de estar conectado a internet y tener acceso a la base de datos, el <text:span text:style-name="T2">Pasajero</text:span> debe de estar en una estación y estar por tomar una ruta.</text:p>
          </table:table-cell>
          <table:covered-table-cell/>
          <table:covered-table-cell/>
        </table:table-row>
        <table:table-row>
          <table:table-cell table:style-name="Tabla13.A2" office:value-type="string">
            <text:p text:style-name="P2">Poscondiciones</text:p>
          </table:table-cell>
          <table:table-cell table:style-name="Tabla13.D2" table:number-columns-spanned="3" office:value-type="string">
            <text:p text:style-name="P7">El sistema de ahora en adelante reconoce que la tarjeta identificada con el pin dado tiene un pasaje menos.</text:p>
          </table:table-cell>
          <table:covered-table-cell/>
          <table:covered-table-cell/>
        </table:table-row>
        <table:table-row>
          <table:table-cell table:style-name="Tabla13.A2" office:value-type="string">
            <text:p text:style-name="P2">Criterio de aceptación</text:p>
          </table:table-cell>
          <table:table-cell table:style-name="Tabla13.D2" table:number-columns-spanned="3" office:value-type="string">
            <text:p text:style-name="P7">El requerimiento es aceptado si después de que el <text:span text:style-name="T2">Pasajero</text:span> ingresó al bus y consulte nuevamente sus pasajes tiene uno menos que fu<text:span text:style-name="T8">e</text:span> el que se descontó al <text:s/>subirse al bu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4" table:style-name="Tabla14">
        <table:table-column table:style-name="Tabla14.A"/>
        <table:table-column table:style-name="Tabla14.B"/>
        <table:table-column table:style-name="Tabla14.A"/>
        <table:table-column table:style-name="Tabla14.D"/>
        <text:soft-page-break/>
        <table:table-row>
          <table:table-cell table:style-name="Tabla14.A1" table:number-columns-spanned="2" office:value-type="string">
            <text:p text:style-name="P3">Función del requerimiento: <text:span text:style-name="T1">Guardar información</text:span> <text:span text:style-name="T1">sobre las rutas recorridas por una tarjeta personalizada.</text:span></text:p>
          </table:table-cell>
          <table:covered-table-cell/>
          <table:table-cell table:style-name="Tabla14.A1" office:value-type="string">
            <text:p text:style-name="P13">Identificador</text:p>
          </table:table-cell>
          <table:table-cell table:style-name="Tabla14.D1" office:value-type="string">
            <text:p text:style-name="Standard">3,1,14</text:p>
          </table:table-cell>
        </table:table-row>
        <table:table-row>
          <table:table-cell table:style-name="Tabla14.A2" office:value-type="string">
            <text:p text:style-name="P1">Estado</text:p>
          </table:table-cell>
          <table:table-cell table:style-name="Tabla14.A2" office:value-type="string">
            <text:p text:style-name="P14">Análisis</text:p>
          </table:table-cell>
          <table:table-cell table:style-name="Tabla14.A2" office:value-type="string">
            <text:p text:style-name="P1">Tipo de requerimiento</text:p>
          </table:table-cell>
          <table:table-cell table:style-name="Tabla14.D2" office:value-type="string">
            <text:p text:style-name="P5">Funcional</text:p>
          </table:table-cell>
        </table:table-row>
        <table:table-row>
          <table:table-cell table:style-name="Tabla14.A2" office:value-type="string">
            <text:p text:style-name="P1">Creado por</text:p>
          </table:table-cell>
          <table:table-cell table:style-name="Tabla14.A2" office:value-type="string">
            <text:p text:style-name="Standard">Luis Felipe Vargas</text:p>
          </table:table-cell>
          <table:table-cell table:style-name="Tabla14.A2" office:value-type="string">
            <text:p text:style-name="P13">Fecha creación</text:p>
          </table:table-cell>
          <table:table-cell table:style-name="Tabla14.D2" office:value-type="string">
            <text:p text:style-name="Standard">8 Septiembre 2011</text:p>
          </table:table-cell>
        </table:table-row>
        <table:table-row>
          <table:table-cell table:style-name="Tabla14.A2" office:value-type="string">
            <text:p text:style-name="P1">Actualizado por</text:p>
          </table:table-cell>
          <table:table-cell table:style-name="Tabla14.A2" office:value-type="string">
            <text:p text:style-name="Standard">Yerminson Gonzalez Muñoz</text:p>
          </table:table-cell>
          <table:table-cell table:style-name="Tabla14.A2" office:value-type="string">
            <text:p text:style-name="P13">Fecha actualización</text:p>
          </table:table-cell>
          <table:table-cell table:style-name="Tabla14.D2" office:value-type="string">
            <text:p text:style-name="Standard">11 Septiembre 2011</text:p>
            <text:p text:style-name="Standard"/>
          </table:table-cell>
        </table:table-row>
        <table:table-row>
          <table:table-cell table:style-name="Tabla14.A2" office:value-type="string">
            <text:p text:style-name="P1">Descripción</text:p>
          </table:table-cell>
          <table:table-cell table:style-name="Tabla14.D2" table:number-columns-spanned="3" office:value-type="string">
            <text:p text:style-name="P6">El sistema debe permitir que cuando se use una tarjeta se almacene información relacionada con fecha, hora y ruta para tener información del recorrido realizado por un <text:span text:style-name="T2">Pasajero,</text:span> es decir las ultimas rutas que ha abordado <text:s/>el <text:span text:style-name="T2">Pasajero</text:span>.</text:p>
          </table:table-cell>
          <table:covered-table-cell/>
          <table:covered-table-cell/>
        </table:table-row>
        <table:table-row>
          <table:table-cell table:style-name="Tabla14.A2" office:value-type="string">
            <text:p text:style-name="P1">Datos de entrada</text:p>
          </table:table-cell>
          <table:table-cell table:style-name="Tabla14.D2" table:number-columns-spanned="3" office:value-type="string">
            <text:p text:style-name="P7">El sistema recibe información correspondiente a la ruta, fecha, hora y el pin de la tarjeta con el cual se esta realizando el viaje, para llevar un registro de sus movimientos.</text:p>
          </table:table-cell>
          <table:covered-table-cell/>
          <table:covered-table-cell/>
        </table:table-row>
        <table:table-row>
          <table:table-cell table:style-name="Tabla14.A2" office:value-type="string">
            <text:p text:style-name="P1">Datos de salida</text:p>
          </table:table-cell>
          <table:table-cell table:style-name="Tabla14.D2" table:number-columns-spanned="3" office:value-type="string">
            <text:p text:style-name="P7">El sistema deberá modificar la base de datos agregando información de fecha, hora y ruta sobre lo diferentes viajes que realiza una persona que tiene una tarjeta personalizada.</text:p>
          </table:table-cell>
          <table:covered-table-cell/>
          <table:covered-table-cell/>
        </table:table-row>
        <table:table-row>
          <table:table-cell table:style-name="Tabla14.A2" office:value-type="string">
            <text:p text:style-name="P1">Resultados esperados</text:p>
          </table:table-cell>
          <table:table-cell table:style-name="Tabla14.D2" table:number-columns-spanned="3" office:value-type="string">
            <text:p text:style-name="P7">El sistema debería de guardar información sobre las distintas rutas por las cuales ha transitado el <text:span text:style-name="T2">Pasajero</text:span> mientras usó el sistema de transporte.</text:p>
          </table:table-cell>
          <table:covered-table-cell/>
          <table:covered-table-cell/>
        </table:table-row>
        <table:table-row>
          <table:table-cell table:style-name="Tabla14.A2" office:value-type="string">
            <text:p text:style-name="P1">Origen</text:p>
          </table:table-cell>
          <table:table-cell table:style-name="Tabla14.D2" table:number-columns-spanned="3" office:value-type="string">
            <text:p text:style-name="P7">Documento de especificación del proyecto.</text:p>
          </table:table-cell>
          <table:covered-table-cell/>
          <table:covered-table-cell/>
        </table:table-row>
        <table:table-row>
          <table:table-cell table:style-name="Tabla14.A2" office:value-type="string">
            <text:p text:style-name="P1">Dirigido a</text:p>
          </table:table-cell>
          <table:table-cell table:style-name="Tabla14.D2" table:number-columns-spanned="3" office:value-type="string">
            <text:p text:style-name="P7">Director</text:p>
          </table:table-cell>
          <table:covered-table-cell/>
          <table:covered-table-cell/>
        </table:table-row>
        <table:table-row>
          <table:table-cell table:style-name="Tabla14.A2" office:value-type="string">
            <text:p text:style-name="P1">Prioridad</text:p>
          </table:table-cell>
          <table:table-cell table:style-name="Tabla14.B11" table:number-columns-spanned="3" office:value-type="float" office:value="3">
            <text:p text:style-name="P7">3</text:p>
          </table:table-cell>
          <table:covered-table-cell/>
          <table:covered-table-cell/>
        </table:table-row>
        <table:table-row>
          <table:table-cell table:style-name="Tabla14.A2" office:value-type="string">
            <text:p text:style-name="P1">Requerimientos asociados</text:p>
          </table:table-cell>
          <table:table-cell table:style-name="Tabla14.D2" table:number-columns-spanned="3" office:value-type="string">
            <text:p text:style-name="P3"/>
          </table:table-cell>
          <table:covered-table-cell/>
          <table:covered-table-cell/>
        </table:table-row>
        <table:table-row>
          <table:table-cell table:style-name="Tabla14.D2" table:number-columns-spanned="4" office:value-type="string">
            <text:p text:style-name="P12">Especificación</text:p>
          </table:table-cell>
          <table:covered-table-cell/>
          <table:covered-table-cell/>
          <table:covered-table-cell/>
        </table:table-row>
        <table:table-row>
          <table:table-cell table:style-name="Tabla14.A2" office:value-type="string">
            <text:p text:style-name="P2">Precondiciones</text:p>
          </table:table-cell>
          <table:table-cell table:style-name="Tabla14.D2" table:number-columns-spanned="3" office:value-type="string">
            <text:p text:style-name="P7">El sistema debe de estar conectado a internet y tener acceso <text:s/>a la base de datos , con lo que podrá registrar la operación que se ocasiona cuando una persona con tarjeta personalizada decide viajar.</text:p>
          </table:table-cell>
          <table:covered-table-cell/>
          <table:covered-table-cell/>
        </table:table-row>
        <table:table-row>
          <table:table-cell table:style-name="Tabla14.A2" office:value-type="string">
            <text:p text:style-name="P2">Poscondiciones</text:p>
          </table:table-cell>
          <table:table-cell table:style-name="Tabla14.D2" table:number-columns-spanned="3" office:value-type="string">
            <text:p text:style-name="P7">El sistema modifica su base de datos añadiendo registros equivalentes al numero de veces que el <text:span text:style-name="T2">Pasajero</text:span> tomo una nueva ruta.</text:p>
          </table:table-cell>
          <table:covered-table-cell/>
          <table:covered-table-cell/>
        </table:table-row>
        <table:table-row>
          <table:table-cell table:style-name="Tabla14.A2" office:value-type="string">
            <text:p text:style-name="P2">Criterio de aceptación</text:p>
          </table:table-cell>
          <table:table-cell table:style-name="Tabla14.D2" table:number-columns-spanned="3" office:value-type="string">
            <text:p text:style-name="P7">El requerimiento es aceptado si después de que un <text:span text:style-name="T2">Pasajero</text:span>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rminson Muñoz</meta:initial-creator>
    <meta:creation-date>2011-09-11T15:32:49</meta:creation-date>
    <dc:date>2011-09-26T15:07:06</dc:date>
    <dc:creator>MoNKi </dc:creator>
    <meta:editing-duration>PT13H01M16S</meta:editing-duration>
    <meta:editing-cycles>47</meta:editing-cycles>
    <meta:generator>OpenOffice.org/3.2$Linux OpenOffice.org_project/320m19$Build-9505</meta:generator>
    <meta:document-statistic meta:table-count="14" meta:image-count="0" meta:object-count="0" meta:page-count="14" meta:paragraph-count="522" meta:word-count="4230" meta:character-count="26393"/>
  </office:meta>
</office:document-meta>
</file>